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6F0000005D77C8794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CCDIOC+Palatino-Roman" svg:font-family="CCDIOC+Palatino-Roman"/>
    <style:font-face style:name="Lohit Hindi2"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Fallback1" svg:font-family="'Droid Sans Fallback', '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3.575cm" fo:margin-left="2.073cm" table:align="left"/>
    </style:style>
    <style:style style:name="Tabla2.A" style:family="table-column">
      <style:table-column-properties style:column-width="13.575cm"/>
    </style:style>
    <style:style style:name="Tabla2.A1" style:family="table-cell">
      <style:table-cell-properties fo:padding="0.097cm" fo:border="1pt solid #000000"/>
    </style:style>
    <style:style style:name="Tabla3" style:family="table">
      <style:table-properties style:width="17cm" table:align="margins"/>
    </style:style>
    <style:style style:name="Tabla3.A" style:family="table-column">
      <style:table-column-properties style:column-width="0.949cm" style:rel-column-width="3660*"/>
    </style:style>
    <style:style style:name="Tabla3.B" style:family="table-column">
      <style:table-column-properties style:column-width="10.702cm" style:rel-column-width="41256*"/>
    </style:style>
    <style:style style:name="Tabla3.C" style:family="table-column">
      <style:table-column-properties style:column-width="2.674cm" style:rel-column-width="10310*"/>
    </style:style>
    <style:style style:name="Tabla3.D" style:family="table-column">
      <style:table-column-properties style:column-width="2.674cm" style:rel-column-width="10309*"/>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Tabla3.D11"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3.579cm" style:rel-column-width="13799*"/>
    </style:style>
    <style:style style:name="Tabla14.B" style:family="table-column">
      <style:table-column-properties style:column-width="1.677cm" style:rel-column-width="6467*"/>
    </style:style>
    <style:style style:name="Tabla14.C" style:family="table-column">
      <style:table-column-properties style:column-width="1.677cm" style:rel-column-width="6466*"/>
    </style:style>
    <style:style style:name="Tabla14.F" style:family="table-column">
      <style:table-column-properties style:column-width="1.677cm" style:rel-column-width="64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style:vertical-align="middle" fo:padding="0.097cm" fo:border-left="0.05pt solid #000000" fo:border-right="none" fo:border-top="0.05pt solid #000000" fo:border-bottom="0.05pt solid #000000"/>
    </style:style>
    <style:style style:name="Tabla14.I1" style:family="table-cell">
      <style:table-cell-properties style:vertical-align="middle"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none" fo:border-top="none" fo:border-bottom="0.05pt solid #000000"/>
    </style:style>
    <style:style style:name="Tabla14.H2" style:family="table-cell">
      <style:table-cell-properties fo:padding="0.097cm" fo:border-left="0.05pt solid #000000" fo:border-right="none" fo:border-top="none" fo:border-bottom="0.05pt solid #000000"/>
    </style:style>
    <style:style style:name="Tabla14.I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none" fo:border-top="none" fo:border-bottom="0.05pt solid #000000"/>
    </style:style>
    <style:style style:name="Tabla14.F3" style:family="table-cell">
      <style:table-cell-properties fo:padding="0.097cm" fo:border-left="0.05pt solid #000000" fo:border-right="none" fo:border-top="none" fo:border-bottom="0.05pt solid #000000"/>
    </style:style>
    <style:style style:name="Tabla14.G3" style:family="table-cell">
      <style:table-cell-properties fo:padding="0.097cm" fo:border-left="0.05pt solid #000000" fo:border-right="none" fo:border-top="none" fo:border-bottom="0.05pt solid #000000"/>
    </style:style>
    <style:style style:name="Tabla14.H3" style:family="table-cell">
      <style:table-cell-properties fo:padding="0.097cm" fo:border-left="0.05pt solid #000000" fo:border-right="none" fo:border-top="none" fo:border-bottom="0.05pt solid #000000"/>
    </style:style>
    <style:style style:name="Tabla14.I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D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none" fo:border-top="none" fo:border-bottom="0.05pt solid #000000"/>
    </style:style>
    <style:style style:name="Tabla14.F4" style:family="table-cell">
      <style:table-cell-properties fo:padding="0.097cm" fo:border-left="0.05pt solid #000000" fo:border-right="none" fo:border-top="none" fo:border-bottom="0.05pt solid #000000"/>
    </style:style>
    <style:style style:name="Tabla14.G4" style:family="table-cell">
      <style:table-cell-properties fo:padding="0.097cm" fo:border-left="0.05pt solid #000000" fo:border-right="none" fo:border-top="none" fo:border-bottom="0.05pt solid #000000"/>
    </style:style>
    <style:style style:name="Tabla14.H4" style:family="table-cell">
      <style:table-cell-properties fo:padding="0.097cm" fo:border-left="0.05pt solid #000000" fo:border-right="none" fo:border-top="none" fo:border-bottom="0.05pt solid #000000"/>
    </style:style>
    <style:style style:name="Tabla14.I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D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none" fo:border-top="none" fo:border-bottom="0.05pt solid #000000"/>
    </style:style>
    <style:style style:name="Tabla14.F5" style:family="table-cell">
      <style:table-cell-properties fo:padding="0.097cm" fo:border-left="0.05pt solid #000000" fo:border-right="none" fo:border-top="none" fo:border-bottom="0.05pt solid #000000"/>
    </style:style>
    <style:style style:name="Tabla14.G5" style:family="table-cell">
      <style:table-cell-properties fo:padding="0.097cm" fo:border-left="0.05pt solid #000000" fo:border-right="none" fo:border-top="none" fo:border-bottom="0.05pt solid #000000"/>
    </style:style>
    <style:style style:name="Tabla14.H5" style:family="table-cell">
      <style:table-cell-properties fo:padding="0.097cm" fo:border-left="0.05pt solid #000000" fo:border-right="none" fo:border-top="none" fo:border-bottom="0.05pt solid #000000"/>
    </style:style>
    <style:style style:name="Tabla14.I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padding="0.097cm" fo:border-left="0.05pt solid #000000" fo:border-right="none" fo:border-top="none" fo:border-bottom="0.05pt solid #000000"/>
    </style:style>
    <style:style style:name="Tabla14.E6" style:family="table-cell">
      <style:table-cell-properties fo:padding="0.097cm" fo:border-left="0.05pt solid #000000" fo:border-right="none" fo:border-top="none" fo:border-bottom="0.05pt solid #000000"/>
    </style:style>
    <style:style style:name="Tabla14.F6" style:family="table-cell">
      <style:table-cell-properties fo:padding="0.097cm" fo:border-left="0.05pt solid #000000" fo:border-right="none" fo:border-top="none" fo:border-bottom="0.05pt solid #000000"/>
    </style:style>
    <style:style style:name="Tabla14.G6" style:family="table-cell">
      <style:table-cell-properties fo:padding="0.097cm" fo:border-left="0.05pt solid #000000" fo:border-right="none" fo:border-top="none" fo:border-bottom="0.05pt solid #000000"/>
    </style:style>
    <style:style style:name="Tabla14.H6" style:family="table-cell">
      <style:table-cell-properties fo:padding="0.097cm" fo:border-left="0.05pt solid #000000" fo:border-right="none" fo:border-top="none" fo:border-bottom="0.05pt solid #000000"/>
    </style:style>
    <style:style style:name="Tabla14.I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none" fo:border-top="none" fo:border-bottom="0.05pt solid #000000"/>
    </style:style>
    <style:style style:name="Tabla14.D7" style:family="table-cell">
      <style:table-cell-properties fo:padding="0.097cm" fo:border-left="0.05pt solid #000000" fo:border-right="none" fo:border-top="none" fo:border-bottom="0.05pt solid #000000"/>
    </style:style>
    <style:style style:name="Tabla14.E7" style:family="table-cell">
      <style:table-cell-properties fo:padding="0.097cm" fo:border-left="0.05pt solid #000000" fo:border-right="none" fo:border-top="none" fo:border-bottom="0.05pt solid #000000"/>
    </style:style>
    <style:style style:name="Tabla14.F7" style:family="table-cell">
      <style:table-cell-properties fo:padding="0.097cm" fo:border-left="0.05pt solid #000000" fo:border-right="none" fo:border-top="none" fo:border-bottom="0.05pt solid #000000"/>
    </style:style>
    <style:style style:name="Tabla14.G7" style:family="table-cell">
      <style:table-cell-properties fo:padding="0.097cm" fo:border-left="0.05pt solid #000000" fo:border-right="none" fo:border-top="none" fo:border-bottom="0.05pt solid #000000"/>
    </style:style>
    <style:style style:name="Tabla14.H7" style:family="table-cell">
      <style:table-cell-properties fo:padding="0.097cm" fo:border-left="0.05pt solid #000000" fo:border-right="none" fo:border-top="none" fo:border-bottom="0.05pt solid #000000"/>
    </style:style>
    <style:style style:name="Tabla14.I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none" fo:border-top="none" fo:border-bottom="0.05pt solid #000000"/>
    </style:style>
    <style:style style:name="Tabla14.D8" style:family="table-cell">
      <style:table-cell-properties fo:padding="0.097cm" fo:border-left="0.05pt solid #000000" fo:border-right="none" fo:border-top="none" fo:border-bottom="0.05pt solid #000000"/>
    </style:style>
    <style:style style:name="Tabla14.E8" style:family="table-cell">
      <style:table-cell-properties fo:padding="0.097cm" fo:border-left="0.05pt solid #000000" fo:border-right="none" fo:border-top="none" fo:border-bottom="0.05pt solid #000000"/>
    </style:style>
    <style:style style:name="Tabla14.F8" style:family="table-cell">
      <style:table-cell-properties fo:padding="0.097cm" fo:border-left="0.05pt solid #000000" fo:border-right="none" fo:border-top="none" fo:border-bottom="0.05pt solid #000000"/>
    </style:style>
    <style:style style:name="Tabla14.G8" style:family="table-cell">
      <style:table-cell-properties fo:padding="0.097cm" fo:border-left="0.05pt solid #000000" fo:border-right="none" fo:border-top="none" fo:border-bottom="0.05pt solid #000000"/>
    </style:style>
    <style:style style:name="Tabla14.H8" style:family="table-cell">
      <style:table-cell-properties fo:padding="0.097cm" fo:border-left="0.05pt solid #000000" fo:border-right="none" fo:border-top="none" fo:border-bottom="0.05pt solid #000000"/>
    </style:style>
    <style:style style:name="Tabla14.I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none" fo:border-top="none" fo:border-bottom="0.05pt solid #000000"/>
    </style:style>
    <style:style style:name="Tabla14.C9" style:family="table-cell">
      <style:table-cell-properties fo:padding="0.097cm" fo:border-left="0.05pt solid #000000" fo:border-right="none" fo:border-top="none" fo:border-bottom="0.05pt solid #000000"/>
    </style:style>
    <style:style style:name="Tabla14.D9" style:family="table-cell">
      <style:table-cell-properties fo:padding="0.097cm" fo:border-left="0.05pt solid #000000" fo:border-right="none" fo:border-top="none" fo:border-bottom="0.05pt solid #000000"/>
    </style:style>
    <style:style style:name="Tabla14.E9" style:family="table-cell">
      <style:table-cell-properties fo:padding="0.097cm" fo:border-left="0.05pt solid #000000" fo:border-right="none" fo:border-top="none" fo:border-bottom="0.05pt solid #000000"/>
    </style:style>
    <style:style style:name="Tabla14.F9" style:family="table-cell">
      <style:table-cell-properties fo:padding="0.097cm" fo:border-left="0.05pt solid #000000" fo:border-right="none" fo:border-top="none" fo:border-bottom="0.05pt solid #000000"/>
    </style:style>
    <style:style style:name="Tabla14.G9" style:family="table-cell">
      <style:table-cell-properties fo:padding="0.097cm" fo:border-left="0.05pt solid #000000" fo:border-right="none" fo:border-top="none" fo:border-bottom="0.05pt solid #000000"/>
    </style:style>
    <style:style style:name="Tabla14.H9" style:family="table-cell">
      <style:table-cell-properties fo:padding="0.097cm" fo:border-left="0.05pt solid #000000" fo:border-right="none" fo:border-top="none" fo:border-bottom="0.05pt solid #000000"/>
    </style:style>
    <style:style style:name="Tabla14.I9"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Table_20_Contents">
      <style:text-properties style:font-name="Arial1" style:font-size-asian="10.5pt"/>
    </style:style>
    <style:style style:name="P5" style:family="paragraph" style:parent-style-name="Table_20_Contents">
      <style:paragraph-properties fo:text-align="center" style:justify-single-word="false"/>
      <style:text-properties style:font-name="Arial1" style:font-size-asian="10.5pt"/>
    </style:style>
    <style:style style:name="P6" style:family="paragraph" style:parent-style-name="Table_20_Contents">
      <style:paragraph-properties fo:text-align="center" style:justify-single-word="false"/>
      <style:text-properties style:font-name="Arial1" style:font-size-asian="10.5pt" style:text-rotation-angle="270" style:text-rotation-scale="line-height"/>
    </style:style>
    <style:style style:name="P7" style:family="paragraph" style:parent-style-name="Table_20_Contents">
      <style:paragraph-properties fo:text-align="center" style:justify-single-word="false"/>
      <style:text-properties style:font-name="Arial1" fo:font-weight="bold" style:font-size-asian="10.5pt" style:font-weight-asian="bold" style:font-weight-complex="bold"/>
    </style:style>
    <style:style style:name="P8" style:family="paragraph" style:parent-style-name="Table_20_Contents">
      <style:paragraph-properties fo:text-align="end" style:justify-single-word="false"/>
      <style:text-properties style:font-name="Arial1" fo:font-weight="bold" style:font-size-asian="10.5pt" style:font-weight-asian="bold" style:font-weight-complex="bold"/>
    </style:style>
    <style:style style:name="P9"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0"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1"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3" style:family="paragraph" style:parent-style-name="Standard">
      <style:paragraph-properties fo:line-height="150%"/>
    </style:style>
    <style:style style:name="P14"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5" style:family="paragraph" style:parent-style-name="Standard">
      <style:paragraph-properties fo:line-height="150%"/>
      <style:text-properties style:font-name="Arial" fo:language="es" fo:country="ES" style:font-name-complex="Arial"/>
    </style:style>
    <style:style style:name="P16"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7" style:family="paragraph" style:parent-style-name="Text_20_body">
      <style:paragraph-properties style:snap-to-layout-grid="false"/>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P18" style:family="paragraph" style:parent-style-name="Text_20_body">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ize="12pt" fo:language="es" fo:country="ES" fo:font-weight="normal" style:font-size-asian="12pt" style:font-weight-asian="normal" style:font-size-complex="12pt" style:font-weight-complex="normal"/>
    </style:style>
    <style:style style:name="P21" style:family="paragraph" style:parent-style-name="Text_20_body">
      <style:text-properties fo:font-size="12pt" fo:language="en" fo:country="US" fo:font-weight="normal" style:font-size-asian="12pt" style:font-weight-asian="normal" style:font-size-complex="12pt" style:font-weight-complex="normal"/>
    </style:style>
    <style:style style:name="P22" style:family="paragraph" style:parent-style-name="Normal_20__28_Web_29_">
      <style:paragraph-properties fo:margin-top="0cm" fo:margin-bottom="0cm" style: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3" style:family="paragraph" style:parent-style-name="Normal_20__28_Web_29_">
      <style:paragraph-properties fo:margin-top="0cm" fo:margin-bottom="0cm" style: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4"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1.658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25"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176cm"/>
        </style:tab-stops>
      </style:paragraph-properties>
      <style:text-properties fo:hyphenate="false" fo:hyphenation-remain-char-count="2" fo:hyphenation-push-char-count="2"/>
    </style:style>
    <style:style style:name="P26" style:family="paragraph" style:parent-style-name="Text_20_body">
      <style:paragraph-properties fo:line-height="150%" style:shadow="non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7" style:family="paragraph" style:parent-style-name="Text_20_body">
      <style:paragraph-properties fo:line-height="150%" style:shadow="none"/>
    </style:style>
    <style:style style:name="P28" style:family="paragraph" style:parent-style-name="Normal_20__28_Web_29_">
      <style:paragraph-properties fo:margin-top="0.494cm" fo:margin-bottom="0cm" style: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9" style:family="paragraph" style:parent-style-name="Normal_20__28_Web_29_">
      <style:paragraph-properties fo:margin-left="0cm" fo:margin-right="0cm" fo:margin-top="0.494cm" fo:margin-bottom="0cm" style:contextual-spacing="false" fo:text-indent="0cm" style:auto-text-indent="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0" style:family="paragraph" style:parent-style-name="Standard">
      <style:paragraph-properties fo:margin-left="0cm" fo:margin-right="0cm" fo:text-align="start" style:justify-single-word="false" fo:text-indent="0cm" style:auto-text-indent="false"/>
      <style:text-properties style:font-name="Arial"/>
    </style:style>
    <style:style style:name="P31" style:family="paragraph" style:parent-style-name="Standard">
      <style:paragraph-properties fo:margin-left="0cm" fo:margin-right="0cm" fo:text-align="justify" style:justify-single-word="false" fo:text-indent="0cm" style:auto-text-indent="false"/>
      <style:text-properties style:font-name="Arial"/>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Text_20_body" style:list-style-name="L1"/>
    <style:style style:name="P37" style:family="paragraph" style:parent-style-name="Text_20_body" style:list-style-name="L2">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8" style:family="paragraph" style:parent-style-name="Text_20_body" style:list-style-name="WW8Num5"/>
    <style:style style:name="P39" style:family="paragraph" style:parent-style-name="Text_20_body" style:list-style-name="WW8Num2"/>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7">
      <style:text-properties fo:font-weight="bold" style:font-weight-asian="bold" style:font-weight-complex="bold"/>
    </style:style>
    <style:style style:name="P43" style:family="paragraph" style:parent-style-name="Text_20_body" style:list-style-name="WW8Num3">
      <style:text-properties style:font-name="Arial" fo:font-size="12pt" style:font-size-asian="12pt" style:font-size-complex="12pt"/>
    </style:style>
    <style:style style:name="P44" style:family="paragraph" style:parent-style-name="Text_20_body" style:list-style-name="WW8Num25">
      <style:text-properties style:font-name="Arial" fo:font-size="12pt" style:font-size-asian="12pt" style:font-size-complex="12pt"/>
    </style:style>
    <style:style style:name="P45" style:family="paragraph" style:parent-style-name="Text_20_body" style:list-style-name="WW8Num3">
      <style:text-properties style:font-name="Arial" fo:font-size="12pt" style:font-size-asian="12pt" style:font-name-complex="Arial" style:font-size-complex="12pt"/>
    </style:style>
    <style:style style:name="P46" style:family="paragraph" style:parent-style-name="Text_20_body" style:list-style-name="WW8Num25">
      <style:text-properties style:font-name="Arial" fo:font-size="12pt" fo:font-style="italic" style:font-size-asian="12pt" style:font-style-asian="italic" style:font-name-complex="Arial" style:font-size-complex="12pt"/>
    </style:style>
    <style:style style:name="P47" style:family="paragraph" style:parent-style-name="Text_20_body" style:list-style-name="WW8Num5">
      <style:text-properties style:font-name="Arial" fo:font-size="12pt" fo:font-style="italic" style:font-size-asian="12pt" style:font-style-asian="italic" style:font-name-complex="Arial" style:font-size-complex="12pt"/>
    </style:style>
    <style:style style:name="P48" style:family="paragraph" style:parent-style-name="Text_20_body" style:list-style-name="WW8Num19">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49" style:family="paragraph" style:parent-style-name="Text_20_body" style:list-style-name="WW8Num25">
      <style:text-properties style:font-name="Arial" fo:font-size="12pt" fo:font-weight="normal" style:font-size-asian="12pt" style:font-weight-asian="normal" style:font-size-complex="12pt" style:font-weight-complex="normal"/>
    </style:style>
    <style:style style:name="P50" style:family="paragraph" style:parent-style-name="Text_20_body" style:list-style-name="WW8Num3">
      <style:text-properties style:font-name="Arial" fo:font-size="12pt" fo:font-weight="normal" style:font-size-asian="12pt" style:font-weight-asian="normal" style:font-size-complex="12pt" style:font-weight-complex="normal"/>
    </style:style>
    <style:style style:name="P51" style:family="paragraph" style:parent-style-name="Text_20_body" style:list-style-name="WW8Num19">
      <style:text-properties style:font-name="Arial" fo:font-size="12pt" fo:font-weight="normal" style:font-size-asian="12pt" style:font-weight-asian="normal" style:font-size-complex="12pt" style:font-weight-complex="normal"/>
    </style:style>
    <style:style style:name="P52" style:family="paragraph" style:parent-style-name="Text_20_body" style:list-style-name="WW8Num18">
      <style:text-properties style:font-name="Arial" fo:font-size="12pt" fo:font-weight="normal" style:font-size-asian="12pt" style:font-weight-asian="normal" style:font-size-complex="12pt" style:font-weight-complex="normal"/>
    </style:style>
    <style:style style:name="P53" style:family="paragraph" style:parent-style-name="Text_20_body" style:list-style-name="WW8Num19">
      <style:text-properties style:font-name="Arial" fo:font-size="12pt" fo:font-weight="normal" style:font-size-asian="12pt" style:font-weight-asian="normal" style:font-name-complex="Arial" style:font-size-complex="12pt" style:font-weight-complex="normal"/>
    </style:style>
    <style:style style:name="P54" style:family="paragraph" style:parent-style-name="Text_20_body" style:list-style-name="WW8Num3">
      <style:text-properties style:font-name="Arial" fo:font-size="12pt" fo:font-weight="normal" style:font-size-asian="12pt" style:font-weight-asian="normal" style:font-name-complex="Arial" style:font-size-complex="12pt" style:font-weight-complex="normal"/>
    </style:style>
    <style:style style:name="P55" style:family="paragraph" style:parent-style-name="Text_20_body" style:list-style-name="WW8Num18">
      <style:text-properties style:font-name="Arial" fo:font-size="12pt" fo:font-weight="normal" style:font-size-asian="12pt" style:font-weight-asian="normal" style:font-name-complex="Arial" style:font-size-complex="12pt" style:font-weight-complex="normal"/>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WW8Num19"/>
    <style:style style:name="P61" style:family="paragraph" style:parent-style-name="Text_20_body" style:list-style-name="WW8Num18"/>
    <style:style style:name="P62" style:family="paragraph" style:parent-style-name="Text_20_body" style:list-style-name="WW8Num3">
      <style:text-properties fo:font-size="12pt" style:font-size-asian="12pt" style:font-size-complex="12pt"/>
    </style:style>
    <style:style style:name="P63" style:family="paragraph" style:parent-style-name="Text_20_body" style:list-style-name="WW8Num5">
      <style:text-properties fo:font-size="12pt" style:font-size-asian="12pt" style:font-size-complex="12pt"/>
    </style:style>
    <style:style style:name="P64" style:family="paragraph" style:parent-style-name="Text_20_body" style:list-style-name="WW8Num22"/>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paragraph-properties fo:line-height="150%"/>
    </style:style>
    <style:style style:name="P69" style:family="paragraph" style:parent-style-name="Text_20_body" style:list-style-name="L18">
      <style:paragraph-properties fo:line-height="150%"/>
    </style:style>
    <style:style style:name="P70" style:family="paragraph" style:parent-style-name="Text_20_body" style:list-style-name="WW8Num6"/>
    <style:style style:name="P71" style:family="paragraph" style:parent-style-name="Text_20_body" style:list-style-name="L20"/>
    <style:style style:name="P72" style:family="paragraph" style:parent-style-name="Text_20_body" style:list-style-name="WW8Num10"/>
    <style:style style:name="P73" style:family="paragraph" style:parent-style-name="Text_20_body" style:list-style-name="L1">
      <style:paragraph-properties fo:margin-left="2.501cm" fo:margin-right="0cm" fo:text-indent="-0.635cm" style:auto-text-indent="false"/>
    </style:style>
    <style:style style:name="P74" style:family="paragraph" style:parent-style-name="Text_20_body" style:list-style-name="L7">
      <style:paragraph-properties fo:margin-left="2.501cm" fo:margin-right="0cm" fo:text-indent="-0.635cm" style:auto-text-indent="false"/>
    </style:style>
    <style:style style:name="P75" style:family="paragraph" style:parent-style-name="Text_20_body" style:list-style-name="L18">
      <style:paragraph-properties fo:margin-left="2.501cm" fo:margin-right="0cm" fo:line-height="150%" fo:text-indent="-0.635cm" style:auto-text-indent="false"/>
    </style:style>
    <style:style style:name="P76" style:family="paragraph" style:parent-style-name="Text_20_body" style:list-style-name="WW8Num10">
      <style:paragraph-properties fo:margin-left="2.501cm" fo:margin-right="0cm" fo:text-indent="-0.635cm" style:auto-text-indent="false"/>
    </style:style>
    <style:style style:name="P77" style:family="paragraph" style:parent-style-name="Text_20_body" style:list-style-name="L7">
      <style:paragraph-properties fo:margin-left="1.251cm" fo:margin-right="0cm" fo:text-indent="-0.635cm" style:auto-text-indent="false"/>
      <style:text-properties fo:font-weight="bold" style:font-weight-asian="bold" style:font-weight-complex="bold"/>
    </style:style>
    <style:style style:name="P78" style:family="paragraph" style:parent-style-name="Text_20_body" style:list-style-name="WW8Num10">
      <style:paragraph-properties fo:margin-top="0.212cm" fo:margin-bottom="0.212cm" style:contextual-spacing="false" fo:text-align="justify" style:justify-single-word="false"/>
      <style:text-properties fo:font-size="11pt" style:font-size-asian="11pt" style:font-size-complex="11pt"/>
    </style:style>
    <style:style style:name="P79" style:family="paragraph" style:parent-style-name="Table_20_Contents">
      <style:paragraph-properties fo:text-align="center" style:justify-single-word="false"/>
      <style:text-properties style:font-name="Arial" fo:font-size="10pt" style:font-size-asian="10pt" style:font-size-complex="10pt"/>
    </style:style>
    <style:style style:name="P80" style:family="paragraph" style:parent-style-name="Heading_20_2">
      <style:paragraph-properties fo:line-height="150%"/>
    </style:style>
    <style:style style:name="P81" style:family="paragraph" style:parent-style-name="Normal_20__28_Web_29_" style:list-style-name="L3">
      <style:paragraph-properties fo:margin-top="0.494cm" fo:margin-bottom="0cm" style: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82" style:family="paragraph" style:parent-style-name="List" style:list-style-name="L21">
      <style:paragraph-properties>
        <style:tab-stops>
          <style:tab-stop style:position="2.54cm"/>
        </style:tab-stops>
      </style:paragraph-properties>
      <style:text-properties style:font-name="Arial" fo:font-weight="normal" style:font-weight-asian="normal" style:font-weight-complex="normal"/>
    </style:style>
    <style:style style:name="P83" style:family="paragraph" style:parent-style-name="List" style:list-style-name="L21">
      <style:paragraph-properties>
        <style:tab-stops>
          <style:tab-stop style:position="2.54cm"/>
        </style:tab-stops>
      </style:paragraph-properties>
    </style:style>
    <style:style style:name="P84" style:family="paragraph" style:parent-style-name="Standard" style:list-style-name="L6">
      <style:text-properties style:font-name="Arial"/>
    </style:style>
    <style:style style:name="P85" style:family="paragraph" style:parent-style-name="Standard" style:list-style-name="WW8Num19">
      <style:paragraph-properties fo:text-align="justify" style:justify-single-word="false">
        <style:tab-stops>
          <style:tab-stop style:position="0.318cm"/>
        </style:tab-stops>
      </style:paragraph-properties>
      <style:text-properties style:font-name="Arial" fo:font-size="11pt" fo:font-style="italic" style:font-size-asian="11pt" style:font-style-asian="italic" style:font-name-complex="Arial" style:font-size-complex="10pt"/>
    </style:style>
    <style:style style:name="P86" style:family="paragraph" style:parent-style-name="Standard" style:list-style-name="L12">
      <style:text-properties style:font-name="Arial"/>
    </style:style>
    <style:style style:name="P87" style:family="paragraph" style:parent-style-name="Standard" style:list-style-name="L16">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88" style:family="paragraph" style:parent-style-name="Standard" style:list-style-name="L19">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89" style:family="paragraph" style:parent-style-name="Standard" style:list-style-name="WW8Num3">
      <style:paragraph-properties fo:margin-left="1.27cm" fo:margin-right="0cm" fo:line-height="150%" fo:orphans="0" fo:widows="0" fo:hyphenation-ladder-count="no-limit" fo:text-indent="-0.635cm" style:auto-text-indent="false">
        <style:tab-stops>
          <style:tab-stop style:position="2.54cm"/>
        </style:tab-stops>
      </style:paragraph-properties>
      <style:text-properties fo:hyphenate="false" fo:hyphenation-remain-char-count="2" fo:hyphenation-push-char-count="2"/>
    </style:style>
    <style:style style:name="P90" style:family="paragraph" style:parent-style-name="Standard" style:list-style-name="L17">
      <style:paragraph-properties fo:margin-left="2.501cm" fo:margin-right="0cm" fo:line-height="150%" fo:text-align="justify" style:justify-single-word="false" fo:orphans="0" fo:widows="0" fo:hyphenation-ladder-count="no-limit" fo:text-indent="-0.635cm" style:auto-text-indent="false">
        <style:tab-stops>
          <style:tab-stop style:position="2.54cm"/>
        </style:tab-stops>
      </style:paragraph-properties>
      <style:text-properties fo:hyphenate="false" fo:hyphenation-remain-char-count="2" fo:hyphenation-push-char-count="2"/>
    </style:style>
    <style:style style:name="P91" style:family="paragraph" style:parent-style-name="Standard" style:list-style-name="L17">
      <style:paragraph-properties fo:margin-left="2.501cm" fo:margin-right="0cm" fo:line-height="150%" fo:text-align="justify" style:justify-single-word="false" fo:orphans="0" fo:widows="0" fo:hyphenation-ladder-count="no-limit" fo:text-indent="-0.635cm" style:auto-text-indent="false">
        <style:tab-stops>
          <style:tab-stop style:position="2.54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92" style:family="paragraph" style:parent-style-name="Heading_20_3">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4"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5"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6"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7" style:family="text">
      <style:text-properties style:use-window-font-color="true" style:font-name="Arial"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8" style:family="text">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T9"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10"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11"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12" style:family="text">
      <style:text-properties style:use-window-font-color="true"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T13" style:family="text">
      <style:text-properties style:font-name="Arial" fo:language="es" fo:country="ES" style:font-name-complex="Arial"/>
    </style:style>
    <style:style style:name="T14" style:family="text">
      <style:text-properties style:font-name="Arial" fo:language="es" fo:country="ES" fo:font-weight="bold" style:font-weight-asian="bold" style:font-name-complex="Arial" style:font-weight-complex="bold"/>
    </style:style>
    <style:style style:name="T15" style:family="text">
      <style:text-properties style:font-name="Arial" style:font-name-complex="Arial"/>
    </style:style>
    <style:style style:name="T16" style:family="text">
      <style:text-properties style:font-name="Arial" fo:font-weight="bold" style:font-weight-asian="bold" style:font-name-complex="Arial" style:font-weight-complex="bold"/>
    </style:style>
    <style:style style:name="T17" style:family="text">
      <style:text-properties style:font-name="Arial" fo:font-weight="normal" style:font-weight-asian="normal" style:font-weight-complex="normal"/>
    </style:style>
    <style:style style:name="T18" style:family="text">
      <style:text-properties style:font-name="Arial" fo:font-size="12pt" style:font-size-asian="12pt" style:font-name-complex="Arial" style:font-size-complex="12pt"/>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style:font-name="Arial" fo:font-style="italic" style:font-style-asian="italic" style:font-name-complex="Arial"/>
    </style:style>
    <style:style style:name="T21" style:family="text">
      <style:text-properties style:font-name="Arial1" style:font-size-asian="10.5pt"/>
    </style:style>
    <style:style style:name="T22" style:family="text">
      <style:text-properties style:font-name-complex="Arial"/>
    </style:style>
    <style:style style:name="T23" style:family="text">
      <style:text-properties fo:font-style="italic" style:font-style-asian="italic" style:font-name-complex="Arial"/>
    </style:style>
    <style:style style:name="T24" style:family="text">
      <style:text-properties style:font-name-asian="Arial" style:font-name-complex="Arial"/>
    </style:style>
    <style:style style:name="T25" style:family="text">
      <style:text-properties fo:font-size="12pt" style:font-size-asian="12pt" style:font-size-complex="12pt"/>
    </style:style>
    <style:style style:name="T26" style:family="text">
      <style:text-properties fo:font-size="12pt" style:font-name-asian="Arial" style:font-size-asian="12pt" style:font-name-complex="Arial" style:font-size-complex="12pt"/>
    </style:style>
    <style:style style:name="T27" style:family="text">
      <style:text-properties officeooo:rsid="0013842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24cm" fo:text-indent="-0.635cm" fo:margin-left="1.2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9cm" fo:text-indent="-0.635cm" fo:margin-left="1.8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94cm" fo:text-indent="-0.635cm" fo:margin-left="2.4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9cm" fo:text-indent="-0.635cm" fo:margin-left="3.1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64cm" fo:text-indent="-0.635cm" fo:margin-left="3.7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9cm" fo:text-indent="-0.635cm" fo:margin-left="4.3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34cm" fo:text-indent="-0.635cm" fo:margin-left="5.0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9cm" fo:text-indent="-0.635cm" fo:margin-left="5.6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04cm" fo:text-indent="-0.635cm" fo:margin-left="6.3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9cm" fo:text-indent="-0.635cm" fo:margin-left="6.93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2" table:style-name="Tabla2">
        <table:table-column table:style-name="Tabla2.A"/>
        <table:table-row>
          <table:table-cell table:style-name="Tabla2.A1" office:value-type="string">
            <text:p text:style-name="P3">PROGRAMACIÓN DIDÁCTICA</text:p>
            <text:p text:style-name="P3">SERVICIOS EN RED</text:p>
            <text:p text:style-name="P3"/>
            <text:p text:style-name="P3">Ciclo formativo</text:p>
            <text:p text:style-name="P3">Sistemas Microinformáticos y Redes</text:p>
            <text:p text:style-name="P3"/>
            <text:p text:style-name="P3">Curso:</text:p>
            <text:p text:style-name="P3">201<text:span text:style-name="T27">3</text:span>-1<text:span text:style-name="T27">4</text:span></text:p>
            <text:p text:style-name="P3"/>
            <text:p text:style-name="P3">Profesor:</text:p>
            <text:p text:style-name="P3">Iván Chillón García</text:p>
          </table:table-cell>
        </table:table-row>
      </table:table>
      <text:p text:style-name="Standard"/>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2">1. INTRODUCCIÓN<text:tab/>3</text:p>
          <text:p text:style-name="P32">2. LEGISLACIÓN APLICABLE<text:tab/>4</text:p>
          <text:p text:style-name="P32">3. CARACTERÍSTICAS DEL GRUPO<text:tab/>5</text:p>
          <text:p text:style-name="P32">4. INTERDISCIPLINARIEDAD<text:tab/>5</text:p>
          <text:p text:style-name="P32">5. CAPACIDADES TERMINALES / RESULTADOS DE APRENDIZAJES<text:tab/>6</text:p>
          <text:p text:style-name="P34">5.1. Objetivos estratégicos de la Consejería de Educación<text:tab/>6</text:p>
          <text:p text:style-name="P34">5.2. Propuestas de medidas que ayuden a mejorar los aspectos detectados como negativos en los resultados de la evaluación de diagnóstico.<text:tab/>6</text:p>
          <text:p text:style-name="P34">5.3. Objetivos comunes del ciclo formativo<text:tab/>7</text:p>
          <text:p text:style-name="P34">5.4. Objetivos específicos del módulo<text:tab/>8</text:p>
          <text:p text:style-name="P32">6. ORGANIZACIÓN DE CONTENIDOS<text:tab/>9</text:p>
          <text:p text:style-name="P34">6.1. Contenido organizador<text:tab/>9</text:p>
          <text:p text:style-name="P34">6.2. <text:s/>Relación secuenciada y temporalizada de unidades de trabajo<text:tab/>9</text:p>
          <text:p text:style-name="P32">7. UNIDADES DE TRABAJO: ELEMENTOS CURRICULARES Y TEMPORALIZACIÓN<text:tab/>10</text:p>
          <text:p text:style-name="P34">U.T. Nº0: Introducción y uso de recursos de aprendizaje<text:tab/>12</text:p>
          <text:p text:style-name="P34">U.T. Nº1: Servicios de configuración dinámica de sistemas. DHCP <text:tab/>13</text:p>
          <text:p text:style-name="P34">U.T. Nº2: Servicios de resolución de nombres . DNS<text:tab/>14</text:p>
          <text:p text:style-name="P34">U.T. Nº3: Gestión de acceso remoto <text:tab/>16</text:p>
          <text:p text:style-name="P34">U.T. Nº4: Gestión de servidores web<text:tab/>18</text:p>
          <text:p text:style-name="P34">U.T. Nº5: Servicios de correo electrónico<text:tab/>20</text:p>
          <text:p text:style-name="P34">U.T. Nº6: Servicios de transferencia de ficheros . FTP<text:tab/>22</text:p>
          <text:p text:style-name="P34">U.T. Nº7: Despliegue de redes inalámbricas<text:tab/>23</text:p>
          <text:p text:style-name="P34">U.T. Nº8: Interconexión de redes privadas con redes públicas <text:tab/>25</text:p>
          <text:p text:style-name="P32">8. CONCORDANCIA DE LAS UNIDADES DE TRABAJO CON LAS CAPACIDADES TERMINALES / RESULTADOS DE APRENDIZAJE<text:tab/>27</text:p>
          <text:p text:style-name="P32">9. METODOLOGÍA<text:tab/>28</text:p>
          <text:p text:style-name="P34">9.1. Criterios metodológicos<text:tab/>28</text:p>
          <text:p text:style-name="P33">9.1.1. Tipos de actividades relacionadas con los conceptos<text:tab/>29</text:p>
          <text:p text:style-name="P33">9.1.2. Tipo de actividades relacionadas con los procedimientos<text:tab/>30</text:p>
          <text:p text:style-name="P33">9.1.3. Tipo de actividades relacionadas con las actitudes<text:tab/>30</text:p>
          <text:p text:style-name="P34">9.2. Recursos didácticos<text:tab/>31</text:p>
          <text:p text:style-name="P34">9.3. Recursos tecnológicos<text:tab/>32</text:p>
          <text:p text:style-name="P34">9.4. Recursos bibliográficos<text:tab/>33</text:p>
          <text:p text:style-name="P32">10. MEDIDAS DE ATENCIÓN A LA DIVERSIDAD<text:tab/>33</text:p>
          <text:p text:style-name="P32">11. EVALUACIÓN Y CALIFICACIÓN<text:tab/>33</text:p>
          <text:p text:style-name="P34">11.1. Procedimientos de evaluación<text:tab/>33</text:p>
          <text:p text:style-name="P34">11.2. Instrumentos de evaluación<text:tab/>34</text:p>
          <text:p text:style-name="P34">11.3. Criterios de calificación<text:tab/>36</text:p>
          <text:p text:style-name="P34">11.4. Contenidos mínimos y criterios de recuperación<text:tab/>38</text:p>
          <text:p text:style-name="P34">11.5. Fugas o faltas injustificadas<text:tab/>38</text:p>
          <text:p text:style-name="P34">11.6. Contenidos mínimos y criterios de recuperación<text:tab/>38</text:p>
          <text:p text:style-name="P34">11.6. Pérdida de la evaluación continua<text:tab/>39</text:p>
          <text:p text:style-name="P33">11.6.1. Procedimiento de notificación de la pérdida de la evaluación continua<text:tab/>39</text:p>
          <text:p text:style-name="P33">11.6.2. Sistemas e instrumentos de evaluación para los alumnos que han perdido el derecho a la evaluación continua<text:tab/>39</text:p>
          <text:p text:style-name="P34">11.7. Autoevaluación del profesorado<text:tab/>40</text:p>
          <text:p text:style-name="P32"><text:soft-page-break/>12. ACTIVIDADES COMPLEMENTARIAS Y EXTRAESCOLARES<text:tab/>40</text:p>
        </text:index-body>
      </text:table-of-content>
      <text:h text:style-name="Heading_20_2" text:outline-level="2">1. INTRODUCCIÓN</text:h>
      <text:p text:style-name="Text_20_body">La formación profesional está orientada tanto al desarrollo y satisfacción personal del alumno como a la obtención de unos conocimientos de tipo técnico y/o humanístico que han de ser preparatorios para el mundo laboral o la Universidad. </text:p>
      <text:p text:style-name="Text_20_body">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h text:style-name="Heading_20_2" text:outline-level="2">2. LEGISLACIÓN APLICABLE</text:h>
      <text:p text:style-name="Text_20_body"><text:soft-page-break/>La legislación en la que se basa esta programación didáctica es la siguiente: </text:p>
      <text:list xml:id="list4673340909030429407" text:style-name="L1">
        <text:list-item>
          <text:p text:style-name="P36">Ley 5/2002, de 19 de junio, donde se establece el sistema integral de la formación profesional. </text:p>
        </text:list-item>
        <text:list-item>
          <text:p text:style-name="P36">Ley Orgánica 2/2006, de 3 de mayo, donde se regula la Formación Profesional en el sistema educativo, organizándola en ciclos formativos de grado medio y grado superior. </text:p>
        </text:list-item>
        <text:list-item>
          <text:p text:style-name="P36">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36">Real Decreto 1691/2007, de 14 de diciembre, por el que se establece el título de Técnico en Sistemas Microinformáticos y Redes y se fijan sus enseñanzas mínimas (B.O.E. de 17 de enero del 2008). </text:p>
        </text:list-item>
        <text:list-item>
          <text:p text:style-name="P36">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36">Propuesta de Decreto de la Consejería de Educación del Gobierno de Canarias pendientes de aprobación y publicación en BOC donde se da Información genérica sobre los nuevos currículos LOE de FP en Canarias:</text:p>
        </text:list-item>
        <text:list-item>
          <text:p text:style-name="P73"><text:a xlink:type="simple" xlink:href="http://www.gobiernodecanarias.org/educacion/webfp/Docs/CFLOE/2010/Horario_LOE_Sistemas_Microinformaticos_y_Redes.pdf">Horarios de los módulos</text:a></text:p>
        </text:list-item>
        <text:list-item>
          <text:p text:style-name="P73"><text:a xlink:type="simple" xlink:href="http://www.gobiernodecanarias.org/educacion/webfp/Docs/CFLOE/2011/V2_Informacion_Generica_DEFINITIVA_Nuevos_curriculos.pdf">Información genérica de Funcionamiento</text:a></text:p>
        </text:list-item>
        <text:list-item>
          <text:p text:style-name="P73"><text:a xlink:type="simple" xlink:href="http://www.gobiernodecanarias.org/educacion/webfp/Scripts/documentosCfLOE.asp">Documentos Institucionales</text:a></text:p>
        </text:list-item>
        <text:list-item>
          <text:p text:style-name="P73"><text:a xlink:type="simple" xlink:href="http://www.gobiernodecanarias.org/educacion/webfp/Docs/CFLOE/2010/20101004/InformacionGenericaTransitoriedad.pdf">Información sobre Transitopriedad LOGSE-LOE</text:a></text:p>
        </text:list-item>
        <text:list-item>
          <text:p text:style-name="P73"><text:a xlink:type="simple" xlink:href="http://www.educacion.es/educacion/que-estudiar/formacion-profesional/que-puedo-estudiar/nuevos-titulos/ultimos-titulos.html">Información Genérica sobre los nuevos Títulos y Currículos LOE de FP en el MEC</text:a></text:p>
        </text:list-item>
      </text:list>
      <text:h text:style-name="Heading_20_2" text:outline-level="2">3. CARACTERÍSTICAS DEL GRUPO</text:h>
      <text:p text:style-name="P9">La presente Programación va dirigida al alumnado matriculado en segundo curso del <text:soft-page-break/>Ciclo. </text:p>
      <text:p text:style-name="P9"/>
      <text:p text:style-name="P9">El grupo está formado por 8 alumnos uno de los cuáles tiene pendientes los módulos de FOL y Sistemas operativos monopuesto de primero:</text:p>
      <text:list xml:id="list62485817765482020" text:style-name="L2">
        <text:list-item>
          <text:p text:style-name="P37">Son todos de sexo masculino</text:p>
        </text:list-item>
        <text:list-item>
          <text:p text:style-name="P37">La mayoría de los alumnos no residen en el municipio y se desplazan al Centro en transporte público o mediante vehículo propio</text:p>
        </text:list-item>
        <text:list-item>
          <text:p text:style-name="P37">Los conocimientos previos de los alumnos sobre el módulo y el ciclo en general son diversos, observándose buen nivel de conocimientos previos adquiridos el curso pasado, salvo el alumno repetidos que presenta un nivel bajo en conocimientos relacionados con el módulo de redes de área local y de sistemas operativos, muchos de cuyos contenidos son prerrequisitos para el presente módulo</text:p>
        </text:list-item>
      </text:list>
      <text:p text:style-name="Text_20_body">La edad media de la mayoría de los alumnos está comprendida entre los 17 y 25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h text:style-name="Heading_20_2" text:outline-level="2">4. INTERDISCIPLINARIEDAD</text:h>
      <text:p text:style-name="P22">Son prerrequisito para este módulo los módulos de primer curso de:</text:p>
      <text:p text:style-name="P22"/>
      <text:list xml:id="list1437797386976786457" text:style-name="WW8Num5">
        <text:list-item>
          <text:p text:style-name="P38">Redes de área local</text:p>
        </text:list-item>
        <text:list-item>
          <text:p text:style-name="P38">Sistemas operativos monopuesto.</text:p>
        </text:list-item>
        <text:list-item>
          <text:p text:style-name="P38">Aplicaciones ofimáticas</text:p>
        </text:list-item>
      </text:list>
      <text:p text:style-name="P29">Además ha de existir una coordinación a la hora de impartir el módulo con los módulos de segundo curso de:</text:p>
      <text:list xml:id="list1646920701418592264" text:style-name="L3">
        <text:list-item>
          <text:p text:style-name="P81">Sistemas operativos en red. <text:s/>Para evitar que se solapen y se repitan los contenidos impartidos y para sincronizar la impartición de los mismos.</text:p>
        </text:list-item>
        <text:list-item>
          <text:p text:style-name="P81"><text:soft-page-break/>Seguridad informática. Sincronizar el servicio que se está impartiendo con contenidos relacionados con el mismo servicio en el módulo de seguridad</text:p>
        </text:list-item>
      </text:list>
      <text:h text:style-name="Heading_20_2" text:outline-level="2">5. CAPACIDADES TERMINALES / RESULTADOS DE APRENDIZAJES</text:h>
      <text:p text:style-name="Text_20_body">Son objetivos comunes los descritos en el Proyecto educativo del centro, en los que respecta a la convivencia, integración, trabajo en equipo y respeto mutuo entre los integrantes de la comunidad docente. </text:p>
      <text:h text:style-name="Heading_20_3" text:outline-level="3">5.1. Objetivos estratégicos de la Consejería de Educación</text:h>
      <text:list xml:id="list1386331703902474649" text:style-name="WW8Num2">
        <text:list-item>
          <text:p text:style-name="P39">Mejorar las tasas de éxito escolar</text:p>
        </text:list-item>
        <text:list-item>
          <text:p text:style-name="P39">Desarrollar los niveles de adquisición de las competencias básicas</text:p>
        </text:list-item>
        <text:list-item>
          <text:p text:style-name="P39">Incrementar las tasas de titulación</text:p>
        </text:list-item>
        <text:list-item>
          <text:p text:style-name="P39">Mejorar tasas de idoneidad (el alumno está en el curso que le corresponde por edad)</text:p>
        </text:list-item>
        <text:list-item>
          <text:p text:style-name="P39">Disminuir el abandono escolar</text:p>
        </text:list-item>
      </text:list>
      <text:h text:style-name="Heading_20_3" text:outline-level="3">5.2. Propuestas de medidas que ayuden a mejorar los aspectos detectados como negativos en los resultados de la evaluación de diagnóstico.</text:h>
      <text:list xml:id="list2004272289452344630" text:style-name="L4">
        <text:list-item>
          <text:p text:style-name="P40">Mejora de la dimensión hablar dentro de la competencia lingüística realizando actividades en la que el alumnado se acostumbre a “hablar en público” y contribuya a la adquisición de la competencia lingüística.</text:p>
        </text:list-item>
        <text:list-item>
          <text:p text:style-name="P40">Mejorar la autonomía y autoorganización del alumnado </text:p>
        </text:list-item>
        <text:list-item>
          <text:p text:style-name="P40">Mejorar la dimensión “Funciones y gráficas” de la competencia matemática.</text:p>
        </text:list-item>
        <text:list-item>
          <text:p text:style-name="P40">Primar lo logístico sobre lo memorístico fomentado el uso del razonamiento lógico.</text:p>
        </text:list-item>
        <text:list-item>
          <text:p text:style-name="P40">Preparación de actividades que ayuden a fomentar la excelencia en aquellos alumnos que no presentan dificultades.</text:p>
        </text:list-item>
      </text:list>
      <text:h text:style-name="Heading_20_3" text:outline-level="3">5.3. Objetivos comunes del ciclo formativo</text:h>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text:soft-page-break/>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text:soft-page-break/>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h text:style-name="Heading_20_3" text:outline-level="3">5.4. Objetivos específicos del módulo</text:h>
      <text:p text:style-name="Text_20_body">Como objetivos específicos de este modulo podemos seleccionar los siguientes objetivos generales: 1, 7, 8, 9, 11, 12 y 13, descritos en el punto anterior. </text:p>
      <text:p text:style-name="Text_20_body">Además incluiremos los siguientes objetivos específicos para este módulo: </text:p>
      <text:p text:style-name="Text_20_body">1. Instala servicios de configuración dinámica, describiendo sus características y aplicaciones. </text:p>
      <text:p text:style-name="Text_20_body">2. Instala servicios de resolución de nombres, describiendo sus características y 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text:soft-page-break/>describiendo los procedimientos de implantación. </text:p>
      <text:p text:style-name="Text_20_body">8. Establece el acceso desde redes locales a redes públicas identificando posibles escenarios y aplicando software específico. </text:p>
      <text:h text:style-name="Heading_20_2" text:outline-level="2">6. ORGANIZACIÓN DE CONTENIDOS</text:h>
      <text:h text:style-name="Heading_20_3" text:outline-level="3">6.1. Contenido organizador</text:h>
      <text:p text:style-name="Text_20_body">El contenido organizador es el punto de partida para la secuenciación de contenidos y la elaboración de unidades de trabajo. </text:p>
      <text:p text:style-name="Text_20_body"><text:span text:style-name="T8">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3">Por lo tanto, el </text:span><text:span text:style-name="T5">conten</text:span><text:span text:style-name="T7">ido </text:span><text:span text:style-name="T7">organizador</text:span><text:span text:style-name="T8"> para la enseñanza del módulo serán los procedimientos organizados en base a las unidades de competencia asociadas al módulo: </text:span><text:span text:style-name="T5">UC0955_2: Monitorizar los </text:span></text:p>
      <text:p text:style-name="P18">procesos de comunicaciones de la red local y UC0956_2: Realizar los pro- </text:p>
      <text:p text:style-name="Text_20_body"><text:span text:style-name="T5">cesos de conexión entre <text:s/>redes privadas y redes <text:s/>públicas. </text:span><text:span text:style-name="T12"><text:s/></text:span><text:span text:style-name="T8">El resto de contenidos, actitudes y conceptos, harán de </text:span><text:span text:style-name="T7">soporte</text:span><text:span text:style-name="T8"> en el diseño de la programación.</text:span></text:p>
      <text:h text:style-name="Heading_20_3" text:outline-level="3">6.2. <text:s/>Relación secuenciada y temporalizada de unidades de trabajo</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UT</text:p>
          </table:table-cell>
          <table:table-cell table:style-name="Tabla3.A1" office:value-type="string">
            <text:p text:style-name="P7">Título</text:p>
          </table:table-cell>
          <table:table-cell table:style-name="Tabla3.A1" office:value-type="string">
            <text:p text:style-name="P7">Horas</text:p>
          </table:table-cell>
          <table:table-cell table:style-name="Tabla3.D1" office:value-type="string">
            <text:p text:style-name="P7"/>
          </table:table-cell>
        </table:table-row>
        <table:table-row>
          <table:table-cell table:style-name="Tabla3.A2" office:value-type="string">
            <text:p text:style-name="P5">0</text:p>
          </table:table-cell>
          <table:table-cell table:style-name="Tabla3.A2" office:value-type="string">
            <text:p text:style-name="P4">Presentación e introducción a los recursos didácticos</text:p>
          </table:table-cell>
          <table:table-cell table:style-name="Tabla3.A2" office:value-type="string">
            <text:p text:style-name="P5">6</text:p>
          </table:table-cell>
          <table:table-cell table:style-name="Tabla3.D2" table:number-rows-spanned="5" office:value-type="string">
            <text:p text:style-name="P6">1º trimestre</text:p>
          </table:table-cell>
        </table:table-row>
        <table:table-row>
          <table:table-cell table:style-name="Tabla3.A2" office:value-type="string">
            <text:p text:style-name="P5">1</text:p>
          </table:table-cell>
          <table:table-cell table:style-name="Tabla3.A2" office:value-type="string">
            <text:p text:style-name="P4">Servicios de configuración dinámica de sistemas. DHCP </text:p>
          </table:table-cell>
          <table:table-cell table:style-name="Tabla3.A2" office:value-type="string">
            <text:p text:style-name="P5">20</text:p>
          </table:table-cell>
          <table:covered-table-cell/>
        </table:table-row>
        <table:table-row>
          <table:table-cell table:style-name="Tabla3.A2" office:value-type="string">
            <text:p text:style-name="P5">2</text:p>
          </table:table-cell>
          <table:table-cell table:style-name="Tabla3.A2" office:value-type="string">
            <text:p text:style-name="P4">Servicios de resolución de nombres . DNS</text:p>
          </table:table-cell>
          <table:table-cell table:style-name="Tabla3.A2" office:value-type="string">
            <text:p text:style-name="P5">26</text:p>
          </table:table-cell>
          <table:covered-table-cell/>
        </table:table-row>
        <table:table-row>
          <table:table-cell table:style-name="Tabla3.A2" office:value-type="string">
            <text:p text:style-name="P5">3</text:p>
          </table:table-cell>
          <table:table-cell table:style-name="Tabla3.A2" office:value-type="string">
            <text:p text:style-name="P4">Gestión de acceso remotos</text:p>
          </table:table-cell>
          <table:table-cell table:style-name="Tabla3.A2" office:value-type="string">
            <text:p text:style-name="P5">18</text:p>
          </table:table-cell>
          <table:covered-table-cell/>
        </table:table-row>
        <table:table-row>
          <table:table-cell table:style-name="Tabla3.A2" office:value-type="string">
            <text:p text:style-name="P5">4</text:p>
          </table:table-cell>
          <table:table-cell table:style-name="Tabla3.A2" office:value-type="string">
            <text:p text:style-name="P4">Gestión de servidores web</text:p>
          </table:table-cell>
          <table:table-cell table:style-name="Tabla3.A2" office:value-type="string">
            <text:p text:style-name="P5">18</text:p>
          </table:table-cell>
          <table:covered-table-cell/>
        </table:table-row>
        <table:table-row>
          <table:table-cell table:style-name="Tabla3.A2" office:value-type="string">
            <text:p text:style-name="P5">5</text:p>
          </table:table-cell>
          <table:table-cell table:style-name="Tabla3.A2" office:value-type="string">
            <text:p text:style-name="P4">Servicios de correo electrónico </text:p>
          </table:table-cell>
          <table:table-cell table:style-name="Tabla3.A2" office:value-type="string">
            <text:p text:style-name="P5">24</text:p>
          </table:table-cell>
          <table:table-cell table:style-name="Tabla3.D2" table:number-rows-spanned="4" office:value-type="string">
            <text:p text:style-name="P6">2º trimestre</text:p>
          </table:table-cell>
        </table:table-row>
        <table:table-row>
          <table:table-cell table:style-name="Tabla3.A2" office:value-type="string">
            <text:p text:style-name="P5">6</text:p>
          </table:table-cell>
          <table:table-cell table:style-name="Tabla3.A2" office:value-type="string">
            <text:p text:style-name="P4"><text:s/>servicios de transferencia de ficheros. FTP</text:p>
          </table:table-cell>
          <table:table-cell table:style-name="Tabla3.A2" office:value-type="string">
            <text:p text:style-name="P5">18</text:p>
          </table:table-cell>
          <table:covered-table-cell/>
        </table:table-row>
        <table:table-row>
          <table:table-cell table:style-name="Tabla3.A2" office:value-type="string">
            <text:p text:style-name="P5">7</text:p>
          </table:table-cell>
          <table:table-cell table:style-name="Tabla3.A2" office:value-type="string">
            <text:p text:style-name="P4">Despliegue de redes inalámbricas </text:p>
          </table:table-cell>
          <table:table-cell table:style-name="Tabla3.A2" office:value-type="string">
            <text:p text:style-name="P5">20</text:p>
          </table:table-cell>
          <table:covered-table-cell/>
        </table:table-row>
        <table:table-row>
          <table:table-cell table:style-name="Tabla3.A2" office:value-type="string">
            <text:p text:style-name="P5">8</text:p>
          </table:table-cell>
          <table:table-cell table:style-name="Tabla3.A2" office:value-type="string">
            <text:p text:style-name="P4">Interconexión de redes privadas con redes públicas </text:p>
          </table:table-cell>
          <table:table-cell table:style-name="Tabla3.A2" office:value-type="string">
            <text:p text:style-name="P5">18</text:p>
          </table:table-cell>
          <table:covered-table-cell/>
        </table:table-row>
        <table:table-row>
          <table:table-cell table:style-name="Tabla3.A2" table:number-columns-spanned="2" office:value-type="string">
            <text:p text:style-name="P8">Total</text:p>
          </table:table-cell>
          <table:covered-table-cell/>
          <table:table-cell table:style-name="Tabla3.A2" office:value-type="string">
            <text:p text:style-name="P5">168</text:p>
          </table:table-cell>
          <table:table-cell table:style-name="Tabla3.D11" office:value-type="string">
            <text:p text:style-name="P5"/>
          </table:table-cell>
        </table:table-row>
      </table:table>
      <text:p text:style-name="Text_20_body"/>
      <text:p text:style-name="Text_20_body">Consideraciones:</text:p>
      <text:list xml:id="list2934612631569638189" text:style-name="L5">
        <text:list-item>
          <text:p text:style-name="P41"><text:soft-page-break/>La UT0 no se impartirá en bloque al principio del curso sino que se desarrollara de forma transversal durante el desarrollo del resto de unidades.</text:p>
        </text:list-item>
        <text:list-item>
          <text:p text:style-name="P41">El primer trimestre está previsto, con el calendario del presente curso permitirá realizar 96 sesiones de clase mientras que el segundo se darán 72. Por tanto la UT5 se empezará en el primer trimestre y se prevé impartir 8 sesiones de esta unidad. Las 16 restantes se impartirán en el segundo trimestre.</text:p>
        </text:list-item>
      </text:list>
      <text:h text:style-name="Heading_20_2" text:outline-level="2">7. UNIDADES DE TRABAJO: ELEMENTOS CURRICULARES Y TEMPORALIZACIÓN</text:h>
      <text:p text:style-name="Text_20_body">A continuación se enumeran los tipos de actividades que se llevarán a cabo en cada unidad. En el apartado 9.1 criterios metodológicos se profundiza en como se desarrollarán las mismas. </text:p>
      <text:p text:style-name="Text_20_body">Además se seguirán las propuestas a partir de la evaluación de diagnóstico del Centro realizada el curso pasado para mejorar aspectos detectados como negativos en los resultados. </text:p>
      <text:p text:style-name="Text_20_body">De la dimensión hablar se incorporarán actividades como:</text:p>
      <text:list xml:id="list5051003558789542847" text:style-name="L6">
        <text:list-item>
          <text:p text:style-name="P84">Debates, de noticias o temas interesantes para el alumno, que esté relacionado con el currículo de la materia.</text:p>
        </text:list-item>
        <text:list-item>
          <text:p text:style-name="P84">Lecturas de textos comprensivos, para fomentar la expresión oral desde todas las materias.</text:p>
        </text:list-item>
        <text:list-item>
          <text:p text:style-name="P84">Comentarios orales de imágenes o gráficos, etc. con la utilización del vocabulario adecuado al tema correspondiente.</text:p>
        </text:list-item>
        <text:list-item>
          <text:p text:style-name="P84">Simulación de situaciones reales, en las que el alumnado tenga que asumir roles de personas que tengan que expresarse de forma oral para realizar solicitudes o demandas.</text:p>
        </text:list-item>
      </text:list>
      <text:p text:style-name="P31"/>
      <text:p text:style-name="P30">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30"/>
      <text:p text:style-name="Text_20_body">Además de las anteriores, los tipos de actividades a desarrollar en todas las unidades de trabajo serán: </text:p>
      <text:list xml:id="list5624285510839055355" text:style-name="L7">
        <text:list-item>
          <text:p text:style-name="P42">Actividades de introducción y presentación de conceptos</text:p>
        </text:list-item>
        <text:list-item>
          <text:p text:style-name="P74">Introducción de conceptos mediante presentaciones</text:p>
        </text:list-item>
        <text:list-item>
          <text:p text:style-name="P74">Realización de mapas conceptuales</text:p>
        </text:list-item>
        <text:list-item>
          <text:p text:style-name="P42"><text:soft-page-break/>Actividades de desarrollo de conceptos</text:p>
        </text:list-item>
        <text:list-item>
          <text:p text:style-name="P74">Investigación guiada mediante preguntas. Puesta en común en Google Docs.</text:p>
        </text:list-item>
        <text:list-item>
          <text:p text:style-name="P74">Uso del cuaderno personal online (wiki) para recopilar conceptos de la unidad</text:p>
        </text:list-item>
        <text:list-item>
          <text:p text:style-name="P74">Inserción de preguntas sobre conceptos en las prácticas guiadas.</text:p>
        </text:list-item>
        <text:list-item>
          <text:p text:style-name="P74">Uso de marcadores sociales para recopilación de información.</text:p>
        </text:list-item>
        <text:list-item>
          <text:p text:style-name="P42">Actividades de desarrollo de procedimientos</text:p>
        </text:list-item>
        <text:list-item>
          <text:p text:style-name="P74">Realización de prácticas guiadas.</text:p>
        </text:list-item>
        <text:list-item>
          <text:p text:style-name="P74">Realización de tareas a partir de tutoriales y manuales.</text:p>
        </text:list-item>
        <text:list-item>
          <text:p text:style-name="P77">Actividades específicas para el desarrollo de las actitudes</text:p>
        </text:list-item>
        <text:list-item>
          <text:p text:style-name="P74">Secretario para el seguimiento de las actividades realizadas.</text:p>
        </text:list-item>
        <text:list-item>
          <text:p text:style-name="P74">Uso de la red social de microblogging twitter</text:p>
        </text:list-item>
        <text:list-item>
          <text:p text:style-name="P74">Puesta al día del cuaderno personal online</text:p>
        </text:list-item>
        <text:list-item>
          <text:p text:style-name="P42">Actividades de evaluación y de recuperación</text:p>
        </text:list-item>
        <text:list-item>
          <text:p text:style-name="P74">Cuestionarios sobre conceptos.</text:p>
        </text:list-item>
        <text:list-item>
          <text:p text:style-name="P74">Supuestos prácticos sobre procedimientos desarrollados en la unidad.</text:p>
        </text:list-item>
        <text:list-item>
          <text:p text:style-name="P74">Pruebas prácticas</text:p>
        </text:list-item>
        <text:list-item>
          <text:p text:style-name="P74">Defensa oral de las practicas realizadas.</text:p>
        </text:list-item>
        <text:list-item>
          <text:p text:style-name="P42">Actividades de refuerzo</text:p>
        </text:list-item>
        <text:list-item>
          <text:p text:style-name="P74">Uso intensivo del cuaderno online tipo wiki para los alumnos que presentan carencias a la hora de organizarse para estudiar</text:p>
        </text:list-item>
        <text:list-item>
          <text:p text:style-name="P74">Ejercicios para realizar en casa con los fundamentos de la unidad.</text:p>
        </text:list-item>
        <text:list-item>
          <text:p text:style-name="P74">Especial uso de los mapas conceptuales.</text:p>
        </text:list-item>
        <text:list-item>
          <text:p text:style-name="P42"><text:soft-page-break/>Actividades de ampliación</text:p>
        </text:list-item>
        <text:list-item>
          <text:p text:style-name="P74">Prácticas guiadas complementarias para realizar supuestos que profundizan en los contenidos de la actividad.</text:p>
        </text:list-item>
        <text:list-item>
          <text:p text:style-name="P74">Asesoramiento a los compañeros que presentan más dificultad</text:p>
        </text:list-item>
      </text:list>
      <text:p text:style-name="Text_20_body">A continuación se detallan los elementos curriculares relacionados con cada unidad:</text:p>
      <table:table table:name="Tabla5" table:style-name="Tabla5">
        <table:table-column table:style-name="Tabla5.A"/>
        <table:table-row>
          <table:table-cell table:style-name="Tabla5.A1" office:value-type="string">
            <text:h text:style-name="Heading_20_3" text:outline-level="3">U.T. Nº0: Introducción y uso de recursos de aprendizaje</text:h>
          </table:table-cell>
        </table:table-row>
        <table:table-row>
          <table:table-cell table:style-name="Tabla5.A2" office:value-type="string">
            <text:h text:style-name="Heading_20_5" text:outline-level="5">Horas: 6</text:h>
          </table:table-cell>
        </table:table-row>
        <table:table-row>
          <table:table-cell table:style-name="Tabla5.A2" office:value-type="string">
            <text:h text:style-name="Heading_20_5" text:outline-level="5">Criterios de evaluación</text:h>
          </table:table-cell>
        </table:table-row>
        <table:table-row>
          <table:table-cell table:style-name="Tabla5.A2" office:value-type="string">
            <text:p text:style-name="Text_20_body">a) conoce los fundamentos de la web 2.0 y los recursos que ofrece para que el alumno elabore su red personal de aprendizaje.</text:p>
            <text:p text:style-name="Text_20_body">b) Conoce y opera con herramientas de tipo wiki para elaborar documentación. Inserta contenidos de diferentes formatos.</text:p>
            <text:p text:style-name="Text_20_body">c) Utiliza marcadores sociales para organizar y clasificar recursos web. Los etiqueta de forma adecuada para su posterior localización. Selecciona textos significativos y los comenta.</text:p>
            <text:p text:style-name="Text_20_body">d) Accede como usuario al aula virtual, hace seguimiento de las tareas pendientes y de las calificaciones obtenidas. Opera con los diferentes módulos de recursos y actividades que contiene.</text:p>
            <text:p text:style-name="Text_20_body">e) Conoce y utiliza las redes sociales de microblogging. Consulta las actualizaciones. Conoce las diferentes posibilidades de uso, participa generando conversación e interacción</text:p>
            <text:p text:style-name="Text_20_body">f) Utilización de herramientas de suscripción de boletines para seguimiento de blogs y sitios que publican información relacionada con los contenidos del módulo</text:p>
          </table:table-cell>
        </table:table-row>
        <table:table-row>
          <table:table-cell table:style-name="Tabla5.A2" office:value-type="string">
            <text:h text:style-name="Heading_20_5" text:outline-level="5">Contenidos soporte</text:h>
          </table:table-cell>
        </table:table-row>
        <table:table-row>
          <table:table-cell table:style-name="Tabla5.A2" office:value-type="string">
            <text:p text:style-name="Text_20_body">Web 2.0 evolución y recursos</text:p>
            <text:p text:style-name="Text_20_body">RSS. Herramientas de sindicación de contenidos. Bloglines, Google Reader</text:p>
            <text:p text:style-name="Text_20_body">Portales de aprendizaje a distancia. </text:p>
          </table:table-cell>
        </table:table-row>
        <table:table-row>
          <table:table-cell table:style-name="Tabla5.A2" office:value-type="string">
            <text:h text:style-name="Heading_20_5" text:outline-level="5">Contenidos organizadores:</text:h>
          </table:table-cell>
        </table:table-row>
        <text:soft-page-break/>
        <table:table-row>
          <table:table-cell table:style-name="Tabla5.A2" office:value-type="string">
            <text:p text:style-name="Text_20_body">Compartición de recursos y contenidos a través de herramientas de microblogging</text:p>
            <text:p text:style-name="Text_20_body">Utilización de marcadores sociales para organización y compartición de recursos online</text:p>
            <text:p text:style-name="Text_20_body">Uso básico de herramientas de ofimática en la nube. Edición simultanea</text:p>
          </table:table-cell>
        </table:table-row>
      </table:table>
      <text:p text:style-name="Text_20_body"/>
      <text:p text:style-name="Text_20_body"/>
      <table:table table:name="Tabla15" table:style-name="Tabla15">
        <table:table-column table:style-name="Tabla15.A"/>
        <table:table-row>
          <table:table-cell table:style-name="Tabla15.A1" office:value-type="string">
            <text:h text:style-name="Heading_20_3" text:outline-level="3">U.T. Nº1: <text:span text:style-name="T21">Servicios de configuración dinámica de sistemas. DHCP </text:span></text:h>
          </table:table-cell>
        </table:table-row>
        <table:table-row>
          <table:table-cell table:style-name="Tabla15.A2" office:value-type="string">
            <text:h text:style-name="Heading_20_5" text:outline-level="5">Horas: 20</text:h>
          </table:table-cell>
        </table:table-row>
        <table:table-row>
          <table:table-cell table:style-name="Tabla15.A2" office:value-type="string">
            <text:h text:style-name="Heading_20_5" text:outline-level="5">Criterios de evaluación</text:h>
          </table:table-cell>
        </table:table-row>
        <table:table-row>
          <table:table-cell table:style-name="Tabla15.A2" office:value-type="string">
            <text:p text:style-name="Text_20_body">a) Se ha reconocido el funcionamiento de los mecanismos automatizados de configuración de los parámetros de red. </text:p>
            <text:p text:style-name="Text_20_body">b) Se han identificado las ventajas que proporcionan. </text:p>
            <text:p text:style-name="Text_20_body">c) Se han ilustrado los procedimientos y pautas que intervienen en una solicitud de configuración de los parámetros de red. </text:p>
            <text:p text:style-name="Text_20_body">d) Se ha instalado un servicio de configuración dinámica de los parámetros de red. </text:p>
            <text:p text:style-name="Text_20_body">e) Se ha preparado el servicio para asignar la configuración básica a los sistemas de una red local. </text:p>
            <text:p text:style-name="Text_20_body">f) Se han realizado asignaciones dinámicas y estáticas. </text:p>
            <text:p text:style-name="Text_20_body">g) Se han integrado en el servicio opciones adicionales de configuración. </text:p>
            <text:p text:style-name="Text_20_body">h) Se ha verificando la correcta asignación de los parámetros. </text:p>
          </table:table-cell>
        </table:table-row>
        <table:table-row>
          <table:table-cell table:style-name="Tabla15.A2" office:value-type="string">
            <text:h text:style-name="Heading_20_5" text:outline-level="5">Contenidos soporte</text:h>
          </table:table-cell>
        </table:table-row>
        <table:table-row>
          <table:table-cell table:style-name="Tabla15.A2" office:value-type="string">
            <text:p text:style-name="P20">Protocolo y dirección IP, mascara de red, servidor de DNS y puerta de enlace.</text:p>
            <text:p text:style-name="P21">DHCP (Dynamic Host Client Configuration Protocol)</text:p>
            <text:p text:style-name="P20">Servidores DHCP en sistemas operativos libres y propietarios</text:p>
            <text:p text:style-name="P19">Clientes DHCP en sistemas operativos libre y propietarios</text:p>
          </table:table-cell>
        </table:table-row>
        <table:table-row>
          <table:table-cell table:style-name="Tabla15.A2" office:value-type="string">
            <text:h text:style-name="Heading_20_5" text:outline-level="5">Contenidos organizadores:</text:h>
          </table:table-cell>
        </table:table-row>
        <table:table-row>
          <table:table-cell table:style-name="Tabla15.A2" office:value-type="string">
            <text:p text:style-name="Text_20_body">Configuración y comprobación de servidores de DHCP en sistemas operativos libres y propietarios</text:p>
            <text:p text:style-name="Text_20_body"><text:soft-page-break/>Configuración y prueba de clientes de DHCP en sistemas operativos libres y propietarios</text:p>
          </table:table-cell>
        </table:table-row>
      </table:table>
      <text:p text:style-name="Standard"/>
      <table:table table:name="Tabla16" table:style-name="Tabla16">
        <table:table-column table:style-name="Tabla16.A"/>
        <table:table-row>
          <table:table-cell table:style-name="Tabla16.A1" office:value-type="string">
            <text:h text:style-name="Heading_20_3" text:outline-level="3">U.T. Nº2: <text:span text:style-name="T21">Servicios de resolución de nombres . DNS</text:span></text:h>
          </table:table-cell>
        </table:table-row>
        <table:table-row>
          <table:table-cell table:style-name="Tabla16.A2" office:value-type="string">
            <text:h text:style-name="Heading_20_5" text:outline-level="5">Horas: 26</text:h>
          </table:table-cell>
        </table:table-row>
        <table:table-row>
          <table:table-cell table:style-name="Tabla16.A2" office:value-type="string">
            <text:h text:style-name="Heading_20_5" text:outline-level="5">Criterios de evaluación</text:h>
          </table:table-cell>
        </table:table-row>
        <table:table-row>
          <table:table-cell table:style-name="Tabla16.A2" office:value-type="string">
            <text:p text:style-name="Text_20_body">a) Se han identificado y descrito escenarios en los que surge la necesidad de un servicio de resolución de nombres. </text:p>
            <text:p text:style-name="Text_20_body">b) Se han clasificado los principales mecanismos de resolución de nombres. </text:p>
            <text:p text:style-name="Text_20_body">c) Se ha descrito la estructura, nomenclatura y funcionalidad de los sistemas de nombres jerárquicos. </text:p>
            <text:p text:style-name="Text_20_body">d) Se ha instalado un servicio jerárquico de resolución de nombres. </text:p>
            <text:p text:style-name="Text_20_body">e) Se ha preparado el servicio para almacenar las respuestas procedentes de servidores de redes públicas y servirlas a los equipos de la red local. </text:p>
            <text:p text:style-name="Text_20_body">f) Se han añadido registros de nombres correspondientes a una zona nueva, con opciones relativas a servidores de correo y alias. </text:p>
            <text:p text:style-name="Text_20_body">g) Se ha trabajado en grupo para realizar transferencias de zona entre dos o más servidores. </text:p>
            <text:p text:style-name="Text_20_body">h) Se ha comprobado el funcionamiento correcto del servidor. </text:p>
          </table:table-cell>
        </table:table-row>
        <table:table-row>
          <table:table-cell table:style-name="Tabla16.A2" office:value-type="string">
            <text:h text:style-name="Heading_20_5" text:outline-level="5">Contenidos soporte</text:h>
          </table:table-cell>
        </table:table-row>
        <table:table-row>
          <table:table-cell table:style-name="Tabla16.A2" office:value-type="string">
            <text:list xml:id="list2922153141976881038" text:style-name="WW8Num3">
              <text:list-item>
                <text:p text:style-name="P43">Sistemas de nombres planos y jerárquicos</text:p>
              </text:list-item>
              <text:list-item>
                <text:p text:style-name="P43">Espacio de nombres de dominio</text:p>
              </text:list-item>
              <text:list-item>
                <text:p text:style-name="P43">Dominios genéricos</text:p>
              </text:list-item>
              <text:list-item>
                <text:p text:style-name="P43">Delegación</text:p>
              </text:list-item>
              <text:list-item>
                <text:p text:style-name="P43">Funcionamiento DNS (Domain Name Service)</text:p>
              </text:list-item>
            </text:list>
            <text:list xml:id="list7465539233769372089" text:style-name="WW8Num25">
              <text:list-item>
                <text:list>
                  <text:list-item>
                    <text:p text:style-name="P44">Consultas DNS</text:p>
                  </text:list-item>
                  <text:list-item>
                    <text:p text:style-name="P44">Consultas recursivas e iterativas</text:p>
                  </text:list-item>
                  <text:list-item>
                    <text:p text:style-name="P44">Resolución inversa</text:p>
                  </text:list-item>
                </text:list>
              </text:list-item>
            </text:list>
            <text:list xml:id="list97167191" text:continue-list="list2922153141976881038" text:style-name="WW8Num3">
              <text:list-item>
                <text:p text:style-name="P43"><text:soft-page-break/>Servidores de nombres</text:p>
              </text:list-item>
            </text:list>
            <text:list xml:id="list918878699" text:continue-list="list7465539233769372089" text:style-name="WW8Num25">
              <text:list-item>
                <text:list>
                  <text:list-item>
                    <text:p text:style-name="P44">Características</text:p>
                  </text:list-item>
                  <text:list-item>
                    <text:p text:style-name="P46">Tipos (primario, secundario, cache, reenviador)</text:p>
                  </text:list-item>
                </text:list>
              </text:list-item>
            </text:list>
            <text:list xml:id="list1912821122" text:continue-list="list97167191" text:style-name="WW8Num3">
              <text:list-item>
                <text:p text:style-name="P43">Zonas primarias y secundarias</text:p>
              </text:list-item>
            </text:list>
            <text:list xml:id="list408729105" text:continue-list="list918878699" text:style-name="WW8Num25">
              <text:list-item>
                <text:list>
                  <text:list-item>
                    <text:p text:style-name="P44">Transferencia de zonas</text:p>
                  </text:list-item>
                </text:list>
              </text:list-item>
            </text:list>
            <text:list xml:id="list324117771" text:continue-list="list1912821122" text:style-name="WW8Num3">
              <text:list-item>
                <text:p text:style-name="P43">Base de datos DNS</text:p>
              </text:list-item>
            </text:list>
            <text:list xml:id="list1976400597" text:continue-list="list408729105" text:style-name="WW8Num25">
              <text:list-item>
                <text:list>
                  <text:list-item>
                    <text:p text:style-name="P44">Estructura</text:p>
                  </text:list-item>
                  <text:list-item>
                    <text:p text:style-name="P49"><text:span text:style-name="T22">Tipos de </text:span><text:span text:style-name="T22">registros</text:span></text:p>
                  </text:list-item>
                </text:list>
              </text:list-item>
            </text:list>
            <text:list xml:id="list1565520102" text:continue-list="list324117771" text:style-name="WW8Num3">
              <text:list-item>
                <text:p text:style-name="P43">DNS dinámico</text:p>
              </text:list-item>
              <text:list-item>
                <text:p text:style-name="P43"><text:span text:style-name="T22">Clientes DNS </text:span><text:span text:style-name="T23">(resolvers)</text:span><text:span text:style-name="T22"> en sistemas operativos libres y propietarios</text:span></text:p>
              </text:list-item>
            </text:list>
            <text:list xml:id="list800817849" text:continue-list="list1976400597" text:style-name="WW8Num25">
              <text:list-item>
                <text:list>
                  <text:list-item>
                    <text:p text:style-name="P44">Configuración</text:p>
                  </text:list-item>
                </text:list>
              </text:list-item>
            </text:list>
            <text:list xml:id="list362397951" text:continue-list="list1565520102" text:style-name="WW8Num3">
              <text:list-item>
                <text:p text:style-name="P45">Servidores DNS en sistemas operativos libres y propietarios</text:p>
              </text:list-item>
            </text:list>
            <text:list xml:id="list1161974181" text:continue-list="list800817849" text:style-name="WW8Num25">
              <text:list-item>
                <text:list>
                  <text:list-item>
                    <text:p text:style-name="P44">Instalación</text:p>
                  </text:list-item>
                  <text:list-item>
                    <text:p text:style-name="P44">Arranque y parada</text:p>
                  </text:list-item>
                  <text:list-item>
                    <text:p text:style-name="P44">Ficheros y parámetros de configuración básica</text:p>
                  </text:list-item>
                  <text:list-item>
                    <text:p text:style-name="P44">Archivos de zona</text:p>
                  </text:list-item>
                  <text:list-item>
                    <text:p text:style-name="P44">Configurar servidores primarios, secundarios y caches</text:p>
                  </text:list-item>
                </text:list>
              </text:list-item>
            </text:list>
            <text:list xml:id="list1575387482" text:continue-list="list362397951" text:style-name="WW8Num3">
              <text:list-item>
                <text:p text:style-name="P43">Herramientas para consultar un servidor DNS</text:p>
              </text:list-item>
            </text:list>
          </table:table-cell>
        </table:table-row>
        <table:table-row>
          <table:table-cell table:style-name="Tabla16.A2" office:value-type="string">
            <text:p text:style-name="Text_20_body">Contenidos organizadores:</text:p>
          </table:table-cell>
        </table:table-row>
        <table:table-row>
          <table:table-cell table:style-name="Tabla16.A2" office:value-type="string">
            <text:p text:style-name="Text_20_body">Clientes DNS en sistemas operativos libres y propietarios</text:p>
            <text:p text:style-name="Text_20_body">Servidores DNS en sistemas operativos libres y propietarios</text:p>
            <text:p text:style-name="Text_20_body">Herramientas para consultar a un servidor DNS.</text:p>
          </table:table-cell>
        </table:table-row>
      </table:table>
      <text:p text:style-name="Standard"/>
      <text:h text:style-name="Heading_20_2" text:outline-level="2"/>
      <table:table table:name="Tabla7" table:style-name="Tabla7">
        <table:table-column table:style-name="Tabla7.A"/>
        <table:table-row>
          <table:table-cell table:style-name="Tabla7.A1" office:value-type="string">
            <text:h text:style-name="Heading_20_3" text:outline-level="3">U.T. Nº3: <text:span text:style-name="T21">Gestión de acceso remoto </text:span></text:h>
          </table:table-cell>
        </table:table-row>
        <table:table-row>
          <table:table-cell table:style-name="Tabla7.A2" office:value-type="string">
            <text:h text:style-name="Heading_20_5" text:outline-level="5">Horas: 18</text:h>
          </table:table-cell>
        </table:table-row>
        <text:soft-page-break/>
        <table:table-row>
          <table:table-cell table:style-name="Tabla7.A2" office:value-type="string">
            <text:h text:style-name="Heading_20_5" text:outline-level="5">Criterios de evaluación</text:h>
          </table:table-cell>
        </table:table-row>
        <table:table-row>
          <table:table-cell table:style-name="Tabla7.A2" office:value-type="string">
            <text:p text:style-name="Text_20_body">a) Se han descrito métodos de acceso y administración remota de sistemas. </text:p>
            <text:p text:style-name="Text_20_body">b) Se ha instalado un servicio de acceso remoto en línea de comandos. </text:p>
            <text:p text:style-name="Text_20_body">c) Se ha instalado un servicio de acceso remoto en modo gráfico. </text:p>
            <text:p text:style-name="Text_20_body">d) Se ha comprobado el funcionamiento de ambos métodos. </text:p>
            <text:p text:style-name="Text_20_body">e) Se han identificado las principales ventajas y deficiencias de cada uno. </text:p>
            <text:p text:style-name="Text_20_body">f) Se han realizado pruebas de acceso remoto entre sistemas de distinta naturaleza. </text:p>
            <text:p text:style-name="Text_20_body">g) Se han realizado pruebas de administración remota entre sistemas de distinta naturaleza. </text:p>
          </table:table-cell>
        </table:table-row>
        <table:table-row>
          <table:table-cell table:style-name="Tabla7.A2" office:value-type="string">
            <text:h text:style-name="Heading_20_5" text:outline-level="5">Contenidos soporte</text:h>
          </table:table-cell>
        </table:table-row>
        <table:table-row>
          <table:table-cell table:style-name="Tabla7.A2" office:value-type="string">
            <text:p text:style-name="Text_20_body">Terminales en modo texto</text:p>
            <text:list xml:id="list1114761172229145299" text:style-name="L8">
              <text:list-item>
                <text:p text:style-name="P56">Telnet</text:p>
              </text:list-item>
              <text:list-item>
                <text:p text:style-name="P56">SSH (Secure Shell)</text:p>
              </text:list-item>
              <text:list-item>
                <text:p text:style-name="P56">Clientes SSH</text:p>
              </text:list-item>
              <text:list-item>
                <text:p text:style-name="P56">Modo texto</text:p>
              </text:list-item>
              <text:list-item>
                <text:p text:style-name="P56">Modo gráfico</text:p>
              </text:list-item>
              <text:list-item>
                <text:p text:style-name="P56">Servidores SSH</text:p>
              </text:list-item>
            </text:list>
            <text:p text:style-name="Text_20_body">Terminales en modo gráfico: escritorio remoto</text:p>
            <text:list xml:id="list6865890410024493709" text:style-name="L9">
              <text:list-item>
                <text:p text:style-name="P57">Protocolo RDP (Remote Desktop Protocol)</text:p>
              </text:list-item>
              <text:list-item>
                <text:p text:style-name="P57">Clientes de escritorio remoto</text:p>
              </text:list-item>
              <text:list-item>
                <text:p text:style-name="P57">Instalación y conexiones</text:p>
              </text:list-item>
              <text:list-item>
                <text:p text:style-name="P57">Servidores de escritorio remoto</text:p>
              </text:list-item>
              <text:list-item>
                <text:p text:style-name="P57">Instalación y configuración básica</text:p>
              </text:list-item>
            </text:list>
            <text:p text:style-name="Text_20_body">VNC (Vitual Network Computing)</text:p>
            <text:list xml:id="list141390776228450319" text:style-name="L10">
              <text:list-item>
                <text:p text:style-name="P58">Funcionamiento y características</text:p>
              </text:list-item>
              <text:list-item>
                <text:p text:style-name="P58"><text:soft-page-break/>Clientes VNC</text:p>
              </text:list-item>
              <text:list-item>
                <text:p text:style-name="P58">Servidores VNC</text:p>
              </text:list-item>
            </text:list>
            <text:p text:style-name="Text_20_body">NX</text:p>
            <text:list xml:id="list547517276634807980" text:style-name="L11">
              <text:list-item>
                <text:p text:style-name="P59">Funcionamiento y características</text:p>
              </text:list-item>
              <text:list-item>
                <text:p text:style-name="P59">Clientes NX</text:p>
              </text:list-item>
              <text:list-item>
                <text:p text:style-name="P59">Servidores NX</text:p>
              </text:list-item>
              <text:list-item>
                <text:p text:style-name="P59">NX sobre SSH</text:p>
              </text:list-item>
            </text:list>
          </table:table-cell>
        </table:table-row>
        <table:table-row>
          <table:table-cell table:style-name="Tabla7.A2" office:value-type="string">
            <text:h text:style-name="Heading_20_5" text:outline-level="5">Contenidos organizadores:</text:h>
          </table:table-cell>
        </table:table-row>
        <table:table-row>
          <table:table-cell table:style-name="Tabla7.A2" office:value-type="string">
            <text:p text:style-name="Text_20_body">Instalación y configuración básica de clentes y servidores para acceso remoto</text:p>
            <text:p text:style-name="Text_20_body">Instalación, configuración y prueba de servidores y clientes en módo gráfico para acceso a escritorio remoto en sistemas operativos libres y propietarios</text:p>
            <text:p text:style-name="Text_20_body">Instalación, configuración y prueba de servidores y clientes VNC</text:p>
            <text:p text:style-name="Text_20_body">Instalación, configuración y prueba de servidores y clientes NX</text:p>
          </table:table-cell>
        </table:table-row>
      </table:table>
      <text:p text:style-name="Standard"/>
      <text:p text:style-name="Standard"/>
      <table:table table:name="Tabla9" table:style-name="Tabla9">
        <table:table-column table:style-name="Tabla9.A"/>
        <table:table-row>
          <table:table-cell table:style-name="Tabla9.A1" office:value-type="string">
            <text:h text:style-name="Heading_20_3" text:outline-level="3">U.T. Nº4: <text:span text:style-name="T21">Gestión de servidores web</text:span></text:h>
          </table:table-cell>
        </table:table-row>
        <table:table-row>
          <table:table-cell table:style-name="Tabla9.A2" office:value-type="string">
            <text:h text:style-name="Heading_20_5" text:outline-level="5">Horas: 18</text:h>
          </table:table-cell>
        </table:table-row>
        <table:table-row>
          <table:table-cell table:style-name="Tabla9.A2" office:value-type="string">
            <text:h text:style-name="Heading_20_5" text:outline-level="5">Criterios de evaluación</text:h>
          </table:table-cell>
        </table:table-row>
        <table:table-row>
          <table:table-cell table:style-name="Tabla9.A2" office:value-type="string">
            <text:p text:style-name="Text_20_body">a) Se han descrito los fundamentos y protocolos en los que se basa el funcionamiento de un servidor web. </text:p>
            <text:p text:style-name="Text_20_body">b) Se ha instalado un servidor web. </text:p>
            <text:p text:style-name="Text_20_body">c) Se han creado sitios virtuales. </text:p>
            <text:p text:style-name="Text_20_body">d) Se han verificado las posibilidades existentes para discriminar el sitio destino del tráfico entrante al servidor. </text:p>
            <text:p text:style-name="Text_20_body">e) Se ha configurado la seguridad del servidor. </text:p>
            <text:p text:style-name="Text_20_body">f) Se ha comprobando el acceso de los usuarios al servidor. </text:p>
            <text:p text:style-name="Text_20_body">g) Se ha diferenciado y probado la ejecución de código en el servidor y en el cliente. </text:p>
            <text:p text:style-name="Text_20_body"><text:soft-page-break/>h) Se han instalado módulos sobre el servidor. </text:p>
            <text:p text:style-name="Text_20_body">i) Se han establecido mecanismos para asegurar las comunicaciones entre el cliente y el servidor. </text:p>
          </table:table-cell>
        </table:table-row>
        <table:table-row>
          <table:table-cell table:style-name="Tabla9.A2" office:value-type="string">
            <text:h text:style-name="Heading_20_5" text:outline-level="5">Contenidos soporte</text:h>
          </table:table-cell>
        </table:table-row>
        <table:table-row>
          <table:table-cell table:style-name="Tabla9.A2" office:value-type="string">
            <text:list xml:id="list1383334661" text:continue-list="list1575387482" text:style-name="WW8Num3">
              <text:list-item>
                <text:p text:style-name="P50"><text:span text:style-name="T23">Estructura de la </text:span><text:span text:style-name="T22">World Wide Web</text:span><text:span text:style-name="T23"> (WWW)</text:span></text:p>
              </text:list-item>
              <text:list-item>
                <text:p text:style-name="P50"><text:span text:style-name="T23">Direcciones URL </text:span><text:span text:style-name="T22">(Uniform Resource Locator)</text:span></text:p>
              </text:list-item>
              <text:list-item>
                <text:p text:style-name="P50">Protocolo HTTP</text:p>
              </text:list-item>
            </text:list>
            <text:list xml:id="list1608914770125667757" text:style-name="WW8Num19">
              <text:list-item>
                <text:list>
                  <text:list-item>
                    <text:p text:style-name="P53">Formato de los mensajes</text:p>
                  </text:list-item>
                  <text:list-item>
                    <text:p text:style-name="P51">Códigos de estado</text:p>
                  </text:list-item>
                  <text:list-item>
                    <text:p text:style-name="P51">Cookies</text:p>
                  </text:list-item>
                </text:list>
              </text:list-item>
            </text:list>
            <text:list xml:id="list985456229" text:continue-list="list1383334661" text:style-name="WW8Num3">
              <text:list-item>
                <text:p text:style-name="P50"><text:span text:style-name="T23">Protocolo HTTPS </text:span><text:span text:style-name="T22">(HyperText Transfer Protocol Secure)</text:span></text:p>
              </text:list-item>
              <text:list-item>
                <text:p text:style-name="P50">Aplicaciones web</text:p>
              </text:list-item>
            </text:list>
            <text:list xml:id="list393172854" text:continue-list="list1608914770125667757" text:style-name="WW8Num19">
              <text:list-item>
                <text:list>
                  <text:list-item>
                    <text:p text:style-name="P51">Estructura y funcionamiento</text:p>
                  </text:list-item>
                </text:list>
              </text:list-item>
            </text:list>
            <text:list xml:id="list1218549625" text:continue-list="list985456229" text:style-name="WW8Num3">
              <text:list-item>
                <text:p text:style-name="P50">Servidores web en sistemas operativos libres y propietarios</text:p>
              </text:list-item>
            </text:list>
            <text:list xml:id="list1609610194" text:continue-list="list393172854" text:style-name="WW8Num19">
              <text:list-item>
                <text:list>
                  <text:list-item>
                    <text:p text:style-name="P51">Instalación</text:p>
                  </text:list-item>
                  <text:list-item>
                    <text:p text:style-name="P51">Arranque y parada</text:p>
                  </text:list-item>
                  <text:list-item>
                    <text:p text:style-name="P51">Ficheros y parámetros de configuración</text:p>
                  </text:list-item>
                  <text:list-item>
                    <text:p text:style-name="P51">Servidores virtuales</text:p>
                  </text:list-item>
                  <text:list-item>
                    <text:p text:style-name="P51">Acceso anónimo y autentificado</text:p>
                  </text:list-item>
                  <text:list-item>
                    <text:p text:style-name="P51">Ejecución de código</text:p>
                  </text:list-item>
                  <text:list-item>
                    <text:p text:style-name="P51">Monitorización y logs</text:p>
                  </text:list-item>
                  <text:list-item>
                    <text:p text:style-name="P51">Establecimiento de conexiones seguras (HTTPS)</text:p>
                  </text:list-item>
                </text:list>
              </text:list-item>
            </text:list>
            <text:list xml:id="list1001068869" text:continue-list="list1218549625" text:style-name="WW8Num3">
              <text:list-item>
                <text:p text:style-name="P50">Navegadores web</text:p>
              </text:list-item>
            </text:list>
            <text:list xml:id="list1488785959" text:continue-list="list1609610194" text:style-name="WW8Num19">
              <text:list-item>
                <text:list>
                  <text:list-item>
                    <text:p text:style-name="P60"><text:span text:style-name="T19">Parámetros de c</text:span>onfiguración</text:p>
                  </text:list-item>
                  <text:list-item>
                    <text:p text:style-name="P85">Complementos</text:p>
                  </text:list-item>
                </text:list>
              </text:list-item>
            </text:list>
          </table:table-cell>
        </table:table-row>
        <text:soft-page-break/>
        <table:table-row>
          <table:table-cell table:style-name="Tabla9.A2" office:value-type="string">
            <text:h text:style-name="Heading_20_5" text:outline-level="5">Contenidos organizadores:</text:h>
          </table:table-cell>
        </table:table-row>
        <table:table-row>
          <table:table-cell table:style-name="Tabla9.A2" office:value-type="string">
            <text:p text:style-name="Text_20_body">Instalación, configuración y prueba de sitios virtuales</text:p>
            <text:p text:style-name="Text_20_body">Configuración de los parámetros de un servidor web</text:p>
            <text:p text:style-name="Text_20_body">Configuración de complementos de cliente en los navegadores web</text:p>
          </table:table-cell>
        </table:table-row>
      </table:table>
      <text:h text:style-name="Heading_20_2" text:outline-level="2"/>
      <text:p text:style-name="Standard"/>
      <table:table table:name="Tabla4" table:style-name="Tabla4">
        <table:table-column table:style-name="Tabla4.A"/>
        <table:table-row>
          <table:table-cell table:style-name="Tabla4.A1" office:value-type="string">
            <text:h text:style-name="Heading_20_3" text:outline-level="3">U.T. Nº5: <text:span text:style-name="T21">Servicios de correo electrónico</text:span></text:h>
          </table:table-cell>
        </table:table-row>
        <table:table-row>
          <table:table-cell table:style-name="Tabla4.A2" office:value-type="string">
            <text:h text:style-name="Heading_20_5" text:outline-level="5">Horas: 24</text:h>
          </table:table-cell>
        </table:table-row>
        <table:table-row>
          <table:table-cell table:style-name="Tabla4.A2" office:value-type="string">
            <text:h text:style-name="Heading_20_5" text:outline-level="5">Criterios de evaluación</text:h>
          </table:table-cell>
        </table:table-row>
        <table:table-row>
          <table:table-cell table:style-name="Tabla4.A2" office:value-type="string">
            <text:p text:style-name="Text_20_body">a) Se han descrito los diferentes protocolos que intervienen en el envío y recogida del correo electrónico. </text:p>
            <text:p text:style-name="Text_20_body">b) Se ha instalado un servidor de correo electrónico. </text:p>
            <text:p text:style-name="Text_20_body">c) Se han creado cuentas de usuario y verificado el acceso de las mismas. </text:p>
            <text:p text:style-name="Text_20_body">d) Se han definido alias para las cuentas de correo. </text:p>
            <text:p text:style-name="Text_20_body">e) Se han aplicado métodos para impedir usos indebidos del servidor de correo electrónico. </text:p>
            <text:p text:style-name="Text_20_body">f) Se han instalado servicios para permitir la recogida remota del correo existente en los buzones de usuario. </text:p>
            <text:p text:style-name="Text_20_body">g) Se han usado clientes de correo electrónico para enviar y recibir correo. </text:p>
          </table:table-cell>
        </table:table-row>
        <table:table-row>
          <table:table-cell table:style-name="Tabla4.A2" office:value-type="string">
            <text:h text:style-name="Heading_20_5" text:outline-level="5">Contenidos soporte</text:h>
          </table:table-cell>
        </table:table-row>
        <table:table-row>
          <table:table-cell table:style-name="Tabla4.A2" office:value-type="string">
            <text:list xml:id="list6617051491733515315" text:style-name="WW8Num18">
              <text:list-item>
                <text:p text:style-name="P61">Cuentas de correo, alias y buzones de usuario</text:p>
                <text:list>
                  <text:list-item>
                    <text:p text:style-name="P61">Cuentas de correo</text:p>
                  </text:list-item>
                  <text:list-item>
                    <text:p text:style-name="P61">Alias de buzón</text:p>
                  </text:list-item>
                  <text:list-item>
                    <text:p text:style-name="P61">Buzones de usuario</text:p>
                  </text:list-item>
                </text:list>
              </text:list-item>
              <text:list-item>
                <text:p text:style-name="P61">Elementos del servicio de correo electrónico</text:p>
              </text:list-item>
              <text:list-item>
                <text:p text:style-name="P61">Formato de los mensajes de correo electrónico</text:p>
              </text:list-item>
              <text:list-item>
                <text:p text:style-name="P61">Protocolos y servicios de descarga de correo electrónico</text:p>
              </text:list-item>
              <text:list-item>
                <text:p text:style-name="P61"><text:soft-page-break/>Protocolos y servicios de envío de correo electrónico</text:p>
              </text:list-item>
              <text:list-item>
                <text:p text:style-name="P61">Tipos MIME</text:p>
              </text:list-item>
              <text:list-item>
                <text:p text:style-name="P61">Vulnerabilidades de los servicios de correo electrónico</text:p>
                <text:list>
                  <text:list-item>
                    <text:p text:style-name="P61">Tipos de spam</text:p>
                  </text:list-item>
                  <text:list-item>
                    <text:p text:style-name="P61">Precauciones</text:p>
                  </text:list-item>
                </text:list>
              </text:list-item>
              <text:list-item>
                <text:p text:style-name="P61">Clientes de correo electrónico</text:p>
                <text:list>
                  <text:list-item>
                    <text:p text:style-name="P61">Linux</text:p>
                  </text:list-item>
                  <text:list-item>
                    <text:p text:style-name="P61">Windows</text:p>
                  </text:list-item>
                </text:list>
              </text:list-item>
              <text:list-item>
                <text:p text:style-name="P61">Servidores de correo electrónico</text:p>
                <text:list>
                  <text:list-item>
                    <text:p text:style-name="P61">Configuración de alias</text:p>
                  </text:list-item>
                  <text:list-item>
                    <text:p text:style-name="P61">Usos indebidos</text:p>
                  </text:list-item>
                </text:list>
              </text:list-item>
              <text:list-item>
                <text:p text:style-name="P61">Correo seguro</text:p>
                <text:list>
                  <text:list-item>
                    <text:p text:style-name="P61">Firma digital</text:p>
                  </text:list-item>
                  <text:list-item>
                    <text:p text:style-name="P61">Cifrado de mensajes</text:p>
                  </text:list-item>
                </text:list>
              </text:list-item>
              <text:list-item>
                <text:p text:style-name="P61">Webmail</text:p>
              </text:list-item>
            </text:list>
          </table:table-cell>
        </table:table-row>
        <table:table-row>
          <table:table-cell table:style-name="Tabla4.A2" office:value-type="string">
            <text:h text:style-name="Heading_20_5" text:outline-level="5">Contenidos organizadores:</text:h>
          </table:table-cell>
        </table:table-row>
        <table:table-row>
          <table:table-cell table:style-name="Tabla4.A2" office:value-type="string">
            <text:p text:style-name="Text_20_body">Utilización de clientes de webmail</text:p>
            <text:p text:style-name="Text_20_body">Instalación y configuración de clientes de correo</text:p>
            <text:p text:style-name="Text_20_body">Instalación y configuración de servidores de correo</text:p>
            <text:p text:style-name="Text_20_body">Configuración de usuarios y verificación de acceso</text:p>
            <text:p text:style-name="Text_20_body">Configuración de alias para correo electrónico.</text:p>
          </table:table-cell>
        </table:table-row>
      </table:table>
      <text:p text:style-name="Standard"/>
      <text:p text:style-name="Standard"/>
      <text:p text:style-name="Standard"/>
      <table:table table:name="Tabla8" table:style-name="Tabla8">
        <table:table-column table:style-name="Tabla8.A"/>
        <table:table-row>
          <table:table-cell table:style-name="Tabla8.A1" office:value-type="string">
            <text:h text:style-name="Heading_20_3" text:outline-level="3">U.T. Nº6: <text:span text:style-name="T21">Servicios de transferencia de ficheros . FTP</text:span></text:h>
          </table:table-cell>
        </table:table-row>
        <table:table-row>
          <table:table-cell table:style-name="Tabla8.A2" office:value-type="string">
            <text:h text:style-name="Heading_20_5" text:outline-level="5">Horas: 18</text:h>
          </table:table-cell>
        </table:table-row>
        <text:soft-page-break/>
        <table:table-row>
          <table:table-cell table:style-name="Tabla8.A2" office:value-type="string">
            <text:h text:style-name="Heading_20_5" text:outline-level="5">Criterios de evaluación</text:h>
          </table:table-cell>
        </table:table-row>
        <table:table-row>
          <table:table-cell table:style-name="Tabla8.A2" office:value-type="string">
            <text:p text:style-name="Text_20_body">a) Se ha establecido la utilidad y modo de operación del servicio de transferencia de ficheros. </text:p>
            <text:p text:style-name="Text_20_body">b) Se ha instalado un servicio de transferencia de ficheros. </text:p>
            <text:p text:style-name="Text_20_body">c) Se han creado usuarios y grupos para acceso remoto al servidor. </text:p>
            <text:p text:style-name="Text_20_body">d) Se ha configurado el acceso anónimo. </text:p>
            <text:p text:style-name="Text_20_body">e) Se han establecido límites en los distintos modos de acceso. </text:p>
            <text:p text:style-name="Text_20_body">f) Se ha comprobado el acceso al servidor, tanto en modo activo como en modo pasivo. </text:p>
            <text:p text:style-name="Text_20_body">g) Se han realizado pruebas con clientes en línea de comandos y en modo gráfico. </text:p>
          </table:table-cell>
        </table:table-row>
        <table:table-row>
          <table:table-cell table:style-name="Tabla8.A2" office:value-type="string">
            <text:h text:style-name="Heading_20_5" text:outline-level="5">Contenidos soporte</text:h>
          </table:table-cell>
        </table:table-row>
        <table:table-row>
          <table:table-cell table:style-name="Tabla8.A2" office:value-type="string">
            <text:list xml:id="list973813485" text:continue-list="list1001068869" text:style-name="WW8Num3">
              <text:list-item>
                <text:p text:style-name="P50"><text:span text:style-name="T22">Protocolo de transferencia de ficheros FTP </text:span><text:span text:style-name="T23">(File Transfer Protocol)</text:span></text:p>
              </text:list-item>
            </text:list>
            <text:list xml:id="list1458796473" text:continue-list="list6617051491733515315" text:style-name="WW8Num18">
              <text:list-item>
                <text:list>
                  <text:list-item>
                    <text:p text:style-name="P52">Funcionamiento</text:p>
                  </text:list-item>
                  <text:list-item>
                    <text:p text:style-name="P52">Clientes y servidores</text:p>
                  </text:list-item>
                  <text:list-item>
                    <text:p text:style-name="P52">Modos de conexión</text:p>
                  </text:list-item>
                  <text:list-item>
                    <text:p text:style-name="P52">Tipos de transferencia</text:p>
                  </text:list-item>
                </text:list>
              </text:list-item>
            </text:list>
            <text:list xml:id="list1541633475" text:continue-list="list973813485" text:style-name="WW8Num3">
              <text:list-item>
                <text:p text:style-name="P54">Clientes de transferencia de ficheros en sistemas operativos libres y propietarios</text:p>
              </text:list-item>
            </text:list>
            <text:list xml:id="list1739259201" text:continue-list="list1458796473" text:style-name="WW8Num18">
              <text:list-item>
                <text:list>
                  <text:list-item>
                    <text:p text:style-name="P52">Tipos</text:p>
                  </text:list-item>
                  <text:list-item>
                    <text:p text:style-name="P52">Modo texto</text:p>
                  </text:list-item>
                  <text:list-item>
                    <text:p text:style-name="P52">Modo gráfico</text:p>
                  </text:list-item>
                  <text:list-item>
                    <text:p text:style-name="P52">Transferencia en modo texto y binario </text:p>
                  </text:list-item>
                </text:list>
              </text:list-item>
            </text:list>
            <text:list xml:id="list1326339018" text:continue-list="list1541633475" text:style-name="WW8Num3">
              <text:list-item>
                <text:p text:style-name="P54">Servidores de transferencia de ficheros en sistemas operativos libres y propietarios</text:p>
              </text:list-item>
            </text:list>
            <text:list xml:id="list277677645" text:continue-list="list1739259201" text:style-name="WW8Num18">
              <text:list-item>
                <text:list>
                  <text:list-item>
                    <text:p text:style-name="P52">Instalación</text:p>
                  </text:list-item>
                  <text:list-item>
                    <text:p text:style-name="P52">Arranque y parada</text:p>
                  </text:list-item>
                  <text:list-item>
                    <text:p text:style-name="P52">Ficheros y parámetros de configuración</text:p>
                  </text:list-item>
                  <text:list-item>
                    <text:p text:style-name="P52"><text:soft-page-break/>Usuarios y grupos. Acceso anónimo</text:p>
                  </text:list-item>
                  <text:list-item>
                    <text:p text:style-name="P55">Permisos, cuotas, límite de ancho de banda</text:p>
                  </text:list-item>
                  <text:list-item>
                    <text:p text:style-name="P52">Logs o registros de actividad.</text:p>
                  </text:list-item>
                  <text:list-item>
                    <text:p text:style-name="P52"><text:span text:style-name="T23">Transferencia entre servidores remotos: FXP</text:span> </text:p>
                  </text:list-item>
                </text:list>
              </text:list-item>
            </text:list>
          </table:table-cell>
        </table:table-row>
        <table:table-row>
          <table:table-cell table:style-name="Tabla8.A2" office:value-type="string">
            <text:h text:style-name="Heading_20_5" text:outline-level="5">Contenidos organizadores:</text:h>
          </table:table-cell>
        </table:table-row>
        <table:table-row>
          <table:table-cell table:style-name="Tabla8.A2" office:value-type="string">
            <text:p text:style-name="Text_20_body">Operación con clientes de FTP en modo texto y en modo gráfico</text:p>
            <text:p text:style-name="Text_20_body">Instalación configuración y prueba de servidores de FTP</text:p>
            <text:p text:style-name="Text_20_body">Resolución de incidencias relacionadas con los servidores de FTP</text:p>
          </table:table-cell>
        </table:table-row>
      </table:table>
      <text:p text:style-name="Standard"/>
      <table:table table:name="Tabla6" table:style-name="Tabla6">
        <table:table-column table:style-name="Tabla6.A"/>
        <table:table-row>
          <table:table-cell table:style-name="Tabla6.A1" office:value-type="string">
            <text:h text:style-name="Heading_20_3" text:outline-level="3">U.T. Nº7: <text:span text:style-name="T21">Despliegue de redes inalámbricas</text:span></text:h>
          </table:table-cell>
        </table:table-row>
        <table:table-row>
          <table:table-cell table:style-name="Tabla6.A2" office:value-type="string">
            <text:h text:style-name="Heading_20_5" text:outline-level="5">Horas: 20</text:h>
          </table:table-cell>
        </table:table-row>
        <table:table-row>
          <table:table-cell table:style-name="Tabla6.A2" office:value-type="string">
            <text:h text:style-name="Heading_20_5" text:outline-level="5">Criterios de evaluación</text:h>
          </table:table-cell>
        </table:table-row>
        <table:table-row>
          <table:table-cell table:style-name="Tabla6.A2" office:value-type="string">
            <text:p text:style-name="Text_20_body">a) Se ha instalado un punto de acceso inalámbrico dentro de una red local. </text:p>
            <text:p text:style-name="Text_20_body">b) Se han reconocido los protocolos, modos de funcionamiento y principales parámetros de configuración del punto de acceso. </text:p>
            <text:p text:style-name="Text_20_body">c) Se ha seleccionado la configuración más idónea sobre distintos escenarios de prueba. </text:p>
            <text:p text:style-name="Text_20_body">d) Se ha establecido un mecanismo adecuado de seguridad para las comunicaciones inalámbricas. </text:p>
            <text:p text:style-name="Text_20_body">e) Se han usado diversos tipos de dispositivos y adaptadores inalámbricos para comprobar la cobertura. </text:p>
            <text:p text:style-name="Text_20_body">f) Se ha instalado un encaminador inalámbrico con conexión a red pública y servicios inalámbricos de red local. </text:p>
            <text:p text:style-name="Text_20_body">g) Se ha configurado y probado el encaminador desde los ordenadores de la red local. </text:p>
          </table:table-cell>
        </table:table-row>
        <table:table-row>
          <table:table-cell table:style-name="Tabla6.A2" office:value-type="string">
            <text:h text:style-name="Heading_20_5" text:outline-level="5">Contenidos soporte</text:h>
          </table:table-cell>
        </table:table-row>
        <table:table-row>
          <table:table-cell table:style-name="Tabla6.A2" office:value-type="string">
            <text:list xml:id="list1901140612" text:continue-list="list1326339018" text:style-name="WW8Num3">
              <text:list-item>
                <text:p text:style-name="P62">Redes inalámbricas</text:p>
              </text:list-item>
            </text:list>
            <text:list xml:id="list1671434727" text:continue-list="list1437797386976786457" text:style-name="WW8Num5">
              <text:list-item>
                <text:list>
                  <text:list-item>
                    <text:p text:style-name="P63">Características de las redes inalámbricas</text:p>
                  </text:list-item>
                  <text:list-item>
                    <text:p text:style-name="P63">Selección de componentes para las redes inalámbricas</text:p>
                  </text:list-item>
                </text:list>
              </text:list-item>
            </text:list>
            <text:list xml:id="list835950007" text:continue-list="list1901140612" text:style-name="WW8Num3">
              <text:list-item>
                <text:p text:style-name="P62"><text:soft-page-break/>Puntos de acceso</text:p>
              </text:list-item>
            </text:list>
            <text:list xml:id="list132320796" text:continue-list="list1671434727" text:style-name="WW8Num5">
              <text:list-item>
                <text:list>
                  <text:list-item>
                    <text:p text:style-name="P63">Configuración de un punto de acceso</text:p>
                  </text:list-item>
                </text:list>
              </text:list-item>
            </text:list>
            <text:list xml:id="list1786813159" text:continue-list="list835950007" text:style-name="WW8Num3">
              <text:list-item>
                <text:p text:style-name="P62">Encaminadores inalámbricos</text:p>
              </text:list-item>
              <text:list-item>
                <text:p text:style-name="P62">Seguridad en redes inalámbricas</text:p>
              </text:list-item>
              <text:list-item>
                <text:p text:style-name="P62"><text:span text:style-name="T15">Proceso de instalación de una red</text:span><text:span text:style-name="T15"> inalámbrica</text:span></text:p>
              </text:list-item>
            </text:list>
            <text:list xml:id="list1706337484" text:continue-list="list132320796" text:style-name="WW8Num5">
              <text:list-item>
                <text:list>
                  <text:list-item>
                    <text:p text:style-name="P63">Placas inalámbricas</text:p>
                  </text:list-item>
                  <text:list-item>
                    <text:p text:style-name="P63">Antenas</text:p>
                  </text:list-item>
                  <text:list-item>
                    <text:p text:style-name="P63">Elección del hardware inalámbrico</text:p>
                  </text:list-item>
                  <text:list-item>
                    <text:p text:style-name="P63">Clientes wireless en Windows XP</text:p>
                  </text:list-item>
                  <text:list-item>
                    <text:p text:style-name="P63">Clientes wireless en Windows 7</text:p>
                  </text:list-item>
                  <text:list-item>
                    <text:p text:style-name="P63"><text:span text:style-name="T20">Clientes wireless en </text:span><text:span text:style-name="T20">un MAC</text:span></text:p>
                  </text:list-item>
                  <text:list-item>
                    <text:p text:style-name="P47">Clientes wireless en tabletas y móviles</text:p>
                  </text:list-item>
                  <text:list-item>
                    <text:p text:style-name="P38"><text:span text:style-name="T18">Clientes wireless en Linux</text:span> </text:p>
                  </text:list-item>
                </text:list>
              </text:list-item>
            </text:list>
          </table:table-cell>
        </table:table-row>
        <table:table-row>
          <table:table-cell table:style-name="Tabla6.A2" office:value-type="string">
            <text:h text:style-name="Heading_20_5" text:outline-level="5">Contenidos organizadores:</text:h>
          </table:table-cell>
        </table:table-row>
        <table:table-row>
          <table:table-cell table:style-name="Tabla6.A2" office:value-type="string">
            <text:p text:style-name="Text_20_body">Instalación y configuración de puntos de acceso a redes inalámbricas</text:p>
            <text:p text:style-name="Text_20_body">Configuración de conexiones punto a punto y en modo infraestructura</text:p>
            <text:p text:style-name="Text_20_body">Configuración de la seguridad en redes inalámbricas</text:p>
            <text:p text:style-name="Text_20_body">Filtrado por MAC y de tráfico en las redes inalámbricas</text:p>
          </table:table-cell>
        </table:table-row>
      </table:table>
      <text:h text:style-name="Heading_20_2" text:outline-level="2"/>
      <table:table table:name="Tabla12" table:style-name="Tabla12">
        <table:table-column table:style-name="Tabla12.A"/>
        <table:table-row>
          <table:table-cell table:style-name="Tabla12.A1" office:value-type="string">
            <text:h text:style-name="Heading_20_3" text:outline-level="3">U.T. Nº8: <text:span text:style-name="T21">Interconexión de redes privadas con redes públicas </text:span></text:h>
          </table:table-cell>
        </table:table-row>
        <table:table-row>
          <table:table-cell table:style-name="Tabla12.A2" office:value-type="string">
            <text:h text:style-name="Heading_20_5" text:outline-level="5">Horas: 18</text:h>
          </table:table-cell>
        </table:table-row>
        <table:table-row>
          <table:table-cell table:style-name="Tabla12.A2" office:value-type="string">
            <text:h text:style-name="Heading_20_5" text:outline-level="5">Criterios de evaluación</text:h>
          </table:table-cell>
        </table:table-row>
        <table:table-row>
          <table:table-cell table:style-name="Tabla12.A2" office:value-type="string">
            <text:p text:style-name="Text_20_body">a) Se ha instalado y configurado el hardware de un sistema con acceso a una red privada local y a una red pública. </text:p>
            <text:p text:style-name="Text_20_body">b) Se ha instalado una aplicación que actúe de pasarela entre la red privada local y la red pública. </text:p>
            <text:p text:style-name="Text_20_body">c) Se han reconocido y diferenciado las principales características y posibilidades de la <text:soft-page-break/>aplicación seleccionada. </text:p>
            <text:p text:style-name="Text_20_body">d) Se han configurado los sistemas de la red privada local para acceder a la red pública a través de la pasarela. </text:p>
            <text:p text:style-name="Text_20_body">e) Se han establecido los procedimientos de control de acceso para asegurar el tráfico que se transmite a través de la pasarela. </text:p>
            <text:p text:style-name="Text_20_body">f) Se han implementado mecanismos para acelerar las comunicaciones entre la red privada local y la pública. </text:p>
            <text:p text:style-name="Text_20_body">g) Se han identificado los posibles escenarios de aplicación de este tipo de mecanismos. </text:p>
            <text:p text:style-name="Text_20_body">h) Se ha establecido un mecanismo que permita reenviar tráfico de red entre dos o más interfaces de un mismo sistema. </text:p>
            <text:p text:style-name="Text_20_body">i) Se ha comprobado el acceso a una red determinada desde los sistemas conectados a otra red distinta. </text:p>
            <text:p text:style-name="Text_20_body">j) Se ha implantado y verificado la configuración<text:line-break/> para acceder desde una red pública a un servicio localizado en una máquina de una red privada local </text:p>
          </table:table-cell>
        </table:table-row>
        <table:table-row>
          <table:table-cell table:style-name="Tabla12.A2" office:value-type="string">
            <text:h text:style-name="Heading_20_5" text:outline-level="5">Contenidos soporte</text:h>
          </table:table-cell>
        </table:table-row>
        <table:table-row>
          <table:table-cell table:style-name="Tabla12.A2" office:value-type="string">
            <text:list xml:id="list478969526" text:continue-list="list1488785959" text:style-name="WW8Num19">
              <text:list-item>
                <text:p text:style-name="P51">Pasarelas a nivel de aplicación</text:p>
                <text:list>
                  <text:list-item>
                    <text:p text:style-name="P51">Almacenamiento en memoria cache</text:p>
                  </text:list-item>
                </text:list>
              </text:list-item>
              <text:list-item>
                <text:p text:style-name="P51">Enrutamiento de tráfico entre interfaces de red</text:p>
                <text:list>
                  <text:list-item>
                    <text:p text:style-name="P53">Tecnologías de acceso a internet</text:p>
                  </text:list-item>
                  <text:list-item>
                    <text:p text:style-name="P51">Características de las líneas de acceso conmutado</text:p>
                  </text:list-item>
                  <text:list-item>
                    <text:p text:style-name="P48">Características de las líneas de acceso conmutado o dedicado</text:p>
                  </text:list-item>
                  <text:list-item>
                    <text:p text:style-name="P51">Dispositivos físicos de interconexión</text:p>
                  </text:list-item>
                </text:list>
              </text:list-item>
              <text:list-item>
                <text:p text:style-name="P51">Cortafuegos</text:p>
                <text:list>
                  <text:list-item>
                    <text:p text:style-name="P51">Filtrado del tráfico entre redes</text:p>
                  </text:list-item>
                </text:list>
              </text:list-item>
              <text:list-item>
                <text:p text:style-name="P51"><text:span text:style-name="T22">Reenvío de puertos </text:span><text:span text:style-name="T23">(port forwarding)</text:span></text:p>
              </text:list-item>
            </text:list>
          </table:table-cell>
        </table:table-row>
        <text:soft-page-break/>
        <table:table-row>
          <table:table-cell table:style-name="Tabla12.A2" office:value-type="string">
            <text:h text:style-name="Heading_20_5" text:outline-level="5">Contenidos organizadores:</text:h>
          </table:table-cell>
        </table:table-row>
        <table:table-row>
          <table:table-cell table:style-name="Tabla12.A2" office:value-type="string">
            <text:p text:style-name="Text_20_body">Establecimiento de mecanismos que permitan reenviar el tráfico de red entre varias interfaces de un mismo sistema.</text:p>
            <text:p text:style-name="Text_20_body">Instalación y configuración de cortafuegos</text:p>
            <text:p text:style-name="Text_20_body">Instalación y configuración de servidores proxy</text:p>
            <text:p text:style-name="Text_20_body">Instalación y configuración para acceder desde una red pública a un servicio concreto en una máquina específica de la red local.</text:p>
          </table:table-cell>
        </table:table-row>
      </table:table>
      <text:h text:style-name="Heading_20_2" text:outline-level="2">8. CONCORDANCIA DE LAS UNIDADES DE TRABAJO CON LAS CAPACIDADES TERMINALES / RESULTADOS DE APRENDIZAJE</text:h>
      <text:p text:style-name="Text_20_body">Resultados de aprendizaje del módulo:</text:p>
      <text:p text:style-name="Text_20_body">1. Instala servicios de configuración dinámica, describiendo sus características y aplicaciones. </text:p>
      <text:p text:style-name="Text_20_body">2. Instala servicios de resolución de nombres, describiendo sus características y aplicaciones. </text:p>
      <text:p text:style-name="Text_20_body">3. Instala servicios de transferencia de ficheros, describiendo sus características y aplicaciones. </text:p>
      <text:p text:style-name="Text_20_body">4. Gestiona servidores de correo electrónico identificando requerimientos de utilización y aplicando criterios de configuración. </text:p>
      <text:p text:style-name="Text_20_body">5. Gestiona servidores web identificando requerimientos de utilización y aplicando criterios de configuración. </text:p>
      <text:p text:style-name="Text_20_body">6. Gestiona métodos de acceso remoto describiendo sus características e instalando los servicios correspondientes. </text:p>
      <text:p text:style-name="Text_20_body">7. Despliega redes inalámbricas seguras justificando la configuración elegida y describiendo los procedimientos de implantación. </text:p>
      <text:p text:style-name="Text_20_body">8. Establece el acceso desde redes locales a redes públicas identificando posibles escenarios y aplicando software específico. </text:p>
      <text:p text:style-name="Text_20_body">En el siguiente cuadro resumen, se especifica la concordancia entre las realizaciones profesionales específicos de este módulo y las unidades de trabajo (la X muestra correspondencia): </text:p>
      <table:table table:name="Tabla14" table:style-name="Tabla14">
        <table:table-column table:style-name="Tabla14.A"/>
        <table:table-column table:style-name="Tabla14.B"/>
        <table:table-column table:style-name="Tabla14.C"/>
        <table:table-column table:style-name="Tabla14.B" table:number-columns-repeated="2"/>
        <table:table-column table:style-name="Tabla14.F"/>
        <table:table-column table:style-name="Tabla14.B" table:number-columns-repeated="3"/>
        <text:soft-page-break/>
        <table:table-row>
          <table:table-cell table:style-name="Tabla14.A1" office:value-type="string">
            <text:p text:style-name="P4">Unidad de Trabajo /</text:p>
            <text:p text:style-name="P4">resultados de aprendizaje</text:p>
          </table:table-cell>
          <table:table-cell table:style-name="Tabla14.B1" office:value-type="string">
            <text:p text:style-name="P5">RA. 1</text:p>
          </table:table-cell>
          <table:table-cell table:style-name="Tabla14.B1" office:value-type="string">
            <text:p text:style-name="P5">RA. 2</text:p>
          </table:table-cell>
          <table:table-cell table:style-name="Tabla14.B1" office:value-type="string">
            <text:p text:style-name="P5">RA. 3</text:p>
          </table:table-cell>
          <table:table-cell table:style-name="Tabla14.B1" office:value-type="string">
            <text:p text:style-name="P5">RA.4</text:p>
          </table:table-cell>
          <table:table-cell table:style-name="Tabla14.B1" office:value-type="string">
            <text:p text:style-name="P5">RA. 5</text:p>
          </table:table-cell>
          <table:table-cell table:style-name="Tabla14.B1" office:value-type="string">
            <text:p text:style-name="P5">RA. 6</text:p>
          </table:table-cell>
          <table:table-cell table:style-name="Tabla14.B1" office:value-type="string">
            <text:p text:style-name="P5">RA. 7</text:p>
          </table:table-cell>
          <table:table-cell table:style-name="Tabla14.I1" office:value-type="string">
            <text:p text:style-name="P5">RA. 8</text:p>
          </table:table-cell>
        </table:table-row>
        <table:table-row>
          <table:table-cell table:style-name="Tabla14.A9" office:value-type="string">
            <text:p text:style-name="P5">UT 1</text:p>
          </table:table-cell>
          <table:table-cell table:style-name="Tabla14.H9" office:value-type="string">
            <text:p text:style-name="P5">x</text:p>
          </table:table-cell>
          <table:table-cell table:style-name="Tabla14.C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F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I9" office:value-type="string">
            <text:p text:style-name="P5"/>
          </table:table-cell>
        </table:table-row>
        <table:table-row>
          <table:table-cell table:style-name="Tabla14.A9" office:value-type="string">
            <text:p text:style-name="P5">UT 2</text:p>
          </table:table-cell>
          <table:table-cell table:style-name="Tabla14.H9" office:value-type="string">
            <text:p text:style-name="P5"/>
          </table:table-cell>
          <table:table-cell table:style-name="Tabla14.C9" office:value-type="string">
            <text:p text:style-name="P5">x</text:p>
          </table:table-cell>
          <table:table-cell table:style-name="Tabla14.H9" office:value-type="string">
            <text:p text:style-name="P5"/>
          </table:table-cell>
          <table:table-cell table:style-name="Tabla14.H9" office:value-type="string">
            <text:p text:style-name="P5"/>
          </table:table-cell>
          <table:table-cell table:style-name="Tabla14.F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I9" office:value-type="string">
            <text:p text:style-name="P5"/>
          </table:table-cell>
        </table:table-row>
        <table:table-row>
          <table:table-cell table:style-name="Tabla14.A9" office:value-type="string">
            <text:p text:style-name="P5">UT 3</text:p>
          </table:table-cell>
          <table:table-cell table:style-name="Tabla14.H9" office:value-type="string">
            <text:p text:style-name="P5"/>
          </table:table-cell>
          <table:table-cell table:style-name="Tabla14.C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F9" office:value-type="string">
            <text:p text:style-name="P5"/>
          </table:table-cell>
          <table:table-cell table:style-name="Tabla14.H9" office:value-type="string">
            <text:p text:style-name="P5">x</text:p>
          </table:table-cell>
          <table:table-cell table:style-name="Tabla14.H9" office:value-type="string">
            <text:p text:style-name="P5"/>
          </table:table-cell>
          <table:table-cell table:style-name="Tabla14.I9" office:value-type="string">
            <text:p text:style-name="P5"/>
          </table:table-cell>
        </table:table-row>
        <table:table-row>
          <table:table-cell table:style-name="Tabla14.A9" office:value-type="string">
            <text:p text:style-name="P5">UT 4</text:p>
          </table:table-cell>
          <table:table-cell table:style-name="Tabla14.H9" office:value-type="string">
            <text:p text:style-name="P5"/>
          </table:table-cell>
          <table:table-cell table:style-name="Tabla14.C9" office:value-type="string">
            <text:p text:style-name="P5"/>
          </table:table-cell>
          <table:table-cell table:style-name="Tabla14.H9" office:value-type="string">
            <text:p text:style-name="P5">x</text:p>
          </table:table-cell>
          <table:table-cell table:style-name="Tabla14.H9" office:value-type="string">
            <text:p text:style-name="P5"/>
          </table:table-cell>
          <table:table-cell table:style-name="Tabla14.F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I9" office:value-type="string">
            <text:p text:style-name="P5"/>
          </table:table-cell>
        </table:table-row>
        <table:table-row>
          <table:table-cell table:style-name="Tabla14.A9" office:value-type="string">
            <text:p text:style-name="P5">UT 5</text:p>
          </table:table-cell>
          <table:table-cell table:style-name="Tabla14.H9" office:value-type="string">
            <text:p text:style-name="P5"/>
          </table:table-cell>
          <table:table-cell table:style-name="Tabla14.C9" office:value-type="string">
            <text:p text:style-name="P5"/>
          </table:table-cell>
          <table:table-cell table:style-name="Tabla14.H9" office:value-type="string">
            <text:p text:style-name="P5"/>
          </table:table-cell>
          <table:table-cell table:style-name="Tabla14.H9" office:value-type="string">
            <text:p text:style-name="P5">x</text:p>
          </table:table-cell>
          <table:table-cell table:style-name="Tabla14.F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I9" office:value-type="string">
            <text:p text:style-name="P5"/>
          </table:table-cell>
        </table:table-row>
        <table:table-row>
          <table:table-cell table:style-name="Tabla14.A9" office:value-type="string">
            <text:p text:style-name="P5">UT 6</text:p>
          </table:table-cell>
          <table:table-cell table:style-name="Tabla14.H9" office:value-type="string">
            <text:p text:style-name="P5"/>
          </table:table-cell>
          <table:table-cell table:style-name="Tabla14.C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F9" office:value-type="string">
            <text:p text:style-name="P5">x</text:p>
          </table:table-cell>
          <table:table-cell table:style-name="Tabla14.H9" office:value-type="string">
            <text:p text:style-name="P5"/>
          </table:table-cell>
          <table:table-cell table:style-name="Tabla14.H9" office:value-type="string">
            <text:p text:style-name="P5"/>
          </table:table-cell>
          <table:table-cell table:style-name="Tabla14.I9" office:value-type="string">
            <text:p text:style-name="P5"/>
          </table:table-cell>
        </table:table-row>
        <table:table-row>
          <table:table-cell table:style-name="Tabla14.A9" office:value-type="string">
            <text:p text:style-name="P5">UT 7</text:p>
          </table:table-cell>
          <table:table-cell table:style-name="Tabla14.H9" office:value-type="string">
            <text:p text:style-name="P5"/>
          </table:table-cell>
          <table:table-cell table:style-name="Tabla14.C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F9" office:value-type="string">
            <text:p text:style-name="P5"/>
          </table:table-cell>
          <table:table-cell table:style-name="Tabla14.H9" office:value-type="string">
            <text:p text:style-name="P5"/>
          </table:table-cell>
          <table:table-cell table:style-name="Tabla14.H9" office:value-type="string">
            <text:p text:style-name="P5">x</text:p>
          </table:table-cell>
          <table:table-cell table:style-name="Tabla14.I9" office:value-type="string">
            <text:p text:style-name="P5"/>
          </table:table-cell>
        </table:table-row>
        <table:table-row>
          <table:table-cell table:style-name="Tabla14.A9" office:value-type="string">
            <text:p text:style-name="P5">UT 8</text:p>
          </table:table-cell>
          <table:table-cell table:style-name="Tabla14.H9" office:value-type="string">
            <text:p text:style-name="P5"/>
          </table:table-cell>
          <table:table-cell table:style-name="Tabla14.C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F9" office:value-type="string">
            <text:p text:style-name="P5"/>
          </table:table-cell>
          <table:table-cell table:style-name="Tabla14.H9" office:value-type="string">
            <text:p text:style-name="P5"/>
          </table:table-cell>
          <table:table-cell table:style-name="Tabla14.H9" office:value-type="string">
            <text:p text:style-name="P5"/>
          </table:table-cell>
          <table:table-cell table:style-name="Tabla14.I9" office:value-type="string">
            <text:p text:style-name="P5">x</text:p>
          </table:table-cell>
        </table:table-row>
      </table:table>
      <text:p text:style-name="Text_20_body"/>
      <text:h text:style-name="Heading_20_2" text:outline-level="2">9. METODOLOGÍA</text:h>
      <text:h text:style-name="Heading_20_3" text:outline-level="3">9.1. Criterios metodológicos</text:h>
      <text:p text:style-name="Text_20_body">La metodología que se utilizará en clase potenciará, en lo posible los siguientes aspectos:</text:p>
      <text:list xml:id="list8159108425764766090" text:style-name="WW8Num22">
        <text:list-item>
          <text:p text:style-name="P64">Colaboración y Participación (Internet y clase)</text:p>
        </text:list-item>
        <text:list-item>
          <text:p text:style-name="P64">Interés (Contenidos Interesantes)</text:p>
        </text:list-item>
        <text:list-item>
          <text:p text:style-name="P64">Educación personalizada (Evaluación Continua)</text:p>
        </text:list-item>
        <text:list-item>
          <text:p text:style-name="P64">Uso de los recursos y herramientas de la web 2.0 (marcadores sociales, sindicación, elaboración colaborativa de documentación, red social de microblogging...) para que el alumno defina su red personal de aprendizaje.</text:p>
        </text:list-item>
      </text:list>
      <text:p text:style-name="Text_20_body">Dentro del proceso de enseñanza y aprendizaje tradicional se pensaba que el conocimiento <text:s/>fluía del profesor al alumno. Para aumentar la participación e interés del alumno se hace necesario hacerlo intervenir en el proceso. </text:p>
      <text:p text:style-name="Text_20_body">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Text_20_body"><text:soft-page-break/>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Text_20_body">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Text_20_body">Esta metodología pretende fomentar en el alumno una dinámica de estudio y trabajo continuo, sobre todo en clase.</text:p>
      <text:p text:style-name="Text_20_body">Las sesiones de clase consistirán generalmente en:</text:p>
      <text:h text:style-name="Heading_20_4" text:outline-level="4">9.1.1. Tipos de actividades relacionadas con los conceptos</text:h>
      <text:list xml:id="list1552377724704848833" text:style-name="L12">
        <text:list-item>
          <text:p text:style-name="P65">Explicación Oral o actividades de investigación de los conceptos de unidad, prestando atención a la participación de los alumnos, y aprovechando sus preguntas/intervenciones para aportar los contenidos de la unidad de trabajo.</text:p>
        </text:list-item>
        <text:list-item>
          <text:p text:style-name="P65">Proyección de presentaciones para introducción breve de conceptos o para puesta en común de actividades realizadas.</text:p>
        </text:list-item>
        <text:list-item>
          <text:p text:style-name="P65">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65">Realización por parte de los alumnos de mapas conceptuales sobre los conceptos de la unidad para ayudar a afianzar los mismos.</text:p>
        </text:list-item>
        <text:list-item>
          <text:p text:style-name="P65">Realización de cuestionarios online sobre conceptos. En determinados momentos el alumno se podrá apoyar en el mapa conceptual para la realización de los <text:soft-page-break/>mismos lo que le ayudará a entender que ideas le faltaron incluir en el mapa conceptual.</text:p>
        </text:list-item>
        <text:list-item>
          <text:p text:style-name="P86">Debates, de noticias sobre temas de actualidad relacionados con los servicios de red.</text:p>
        </text:list-item>
        <text:list-item>
          <text:p text:style-name="P86">Lectura de apuntes de clase en Wiki.</text:p>
        </text:list-item>
        <text:list-item>
          <text:p text:style-name="P65">Aparte del aula virtual que servirá de lugar central para la organización de los apuntes de la unidad cada alumno incluirá en su cuaderno personal online apuntes de la unidad y contenidos complementarios que se le propondrán al alumno.</text:p>
        </text:list-item>
      </text:list>
      <text:h text:style-name="Heading_20_4" text:outline-level="4">9.1.2. Tipo de actividades relacionadas con los procedimientos</text:h>
      <text:list xml:id="list4121153688435107213" text:style-name="L13">
        <text:list-item>
          <text:p text:style-name="P66">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66">Supuestos prácticos en los que a partir del planteamiento de una situación real el alumno deberá completar los pasos y parámetros a introducir para obtener los resultados que se plantean.</text:p>
        </text:list-item>
        <text:list-item>
          <text:p text:style-name="P66">Elaboración de gráficas a partir de recopilación de datos (históricos de ejecución de servicios, análisis de ficheros de log) y comentario de las mismas</text:p>
        </text:list-item>
      </text:list>
      <text:h text:style-name="Heading_20_4" text:outline-level="4">9.1.3. Tipo de actividades relacionadas con las actitudes</text:h>
      <text:list xml:id="list2895273854218216126" text:style-name="L14">
        <text:list-item>
          <text:p text:style-name="P67">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67">Cuaderno personal del alumno.</text:p>
        </text:list-item>
        <text:list-item>
          <text:p text:style-name="P67">Participación en la red de microblogging twitter.</text:p>
        </text:list-item>
        <text:list-item>
          <text:p text:style-name="P67">Orden, apariencia y meticulosidad en los trabajos realizados.</text:p>
        </text:list-item>
        <text:list-item>
          <text:p text:style-name="P67"><text:soft-page-break/>Actividades de puesta en común de los trabajos sobre conceptos y procedimientos</text:p>
        </text:list-item>
        <text:list-item>
          <text:p text:style-name="P67">Actividad de tipo base de datos para seguimiento de los errores que se detectan y corrigen al realizar las actividades de tipo práctico</text:p>
        </text:list-item>
      </text:list>
      <text:p text:style-name="Text_20_body"><text:span text:style-name="T8">Además, <text:s/>dado el perfil general de los alumnos que acceden al ciclo y con el fin de aumentar la motivación <text:s/>y disminuir el abandono escolar, también se tendrá en cuenta, a </text:span><text:span text:style-name="T8">la hora de organizar y secuenciar las actividades insertar en las primeras unidades que tienen carácter más teórico y conceptual actividades o supuestos prácticos</text:span></text:p>
      <text:h text:style-name="Heading_20_3" text:outline-level="3">9.2. Recursos didácticos</text:h>
      <text:list xml:id="list8861134019371485173" text:style-name="L15">
        <text:list-item>
          <text:p text:style-name="P68"><text:span text:style-name="T1">Agenda personal. </text:span><text:span text:style-name="T2">Será de obligado uso por parte del alumno. Le permitirá llevar registro de controles y pruebas prácticas y de tareas pendientes para realizar en casa, facilitando la autoorganización y autonomía del alumno</text:span></text:p>
        </text:list-item>
        <text:list-item>
          <text:p text:style-name="P68"><text:span text:style-name="T1">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68"><text:span text:style-name="T1">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68"><text:span text:style-name="T1">Freemind</text:span>. Para la realización de mapas conceptuales. Lo utilizará el profesor para ilustrar los conceptos de la unidad y los alumnos para prepararse su material de estudio.</text:p>
        </text:list-item>
        <text:list-item>
          <text:p text:style-name="P68"><text:span text:style-name="T1">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68"><text:span text:style-name="T1">Red social de microblogging Twitter</text:span>. Comunicación informal del grupo. En el <text:soft-page-break/>canal <text:span text:style-name="T1">#srcharia</text:span> el profesor publicará novedades y enlaces a temas relacionados con el módulo, recordatorios de fechas de entrega, actividades pendientes, etc. Los alumnos podrán intercambiar recursos de forma ágil. Cumple labor de cohesión y comunicación dentro del grupo.</text:p>
        </text:list-item>
        <text:list-item>
          <text:p text:style-name="P68"><text:span text:style-name="T1">Marcadores sociales</text:span> Diigo. Permite la recopilación de recursos en Internet, compartirlos dentro del grupo de la clase. En cada recurso se podrá seleccionar texto y comentarlo. Además cada recursos compartido se puede comentar.</text:p>
        </text:list-item>
        <text:list-item>
          <text:p text:style-name="P68"><text:span text:style-name="T1">Etherpad</text:span>. Servicio de edición simultanea disponible en la red local. Permite crear documentos de forma colaborativa, se utilizará para puesta en común en actividades sobre conceptos.</text:p>
        </text:list-item>
        <text:list-item>
          <text:p text:style-name="P68"><text:span text:style-name="T1">Epoptes</text:span>.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p>
        </text:list-item>
      </text:list>
      <text:h text:style-name="P92" text:outline-level="3">9.3. Recursos tecnológicos</text:h>
      <text:p text:style-name="P23">Se van a utilizar los Ordenadores Personales del taller del ciclo formativo. </text:p>
      <text:p text:style-name="P23"/>
      <text:p text:style-name="P23">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28">El software instalado será el Sistema Operativo LINUX. Habrá un sistema operativo propio en cada ordenador y todos ellos estarán conectados a través de una red TCP/IP. </text:p>
      <text:p text:style-name="P28">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28"><text:soft-page-break/>Se dispondrá también de un cañón de proyección para visualizar en la pizarra presentaciones sobre contenidos, demostración de <text:s/>las tareas de administración y los programas ejecutados desde el ordenador. </text:p>
      <text:h text:style-name="P92" text:outline-level="3">9.4. Recursos bibliográficos</text:h>
      <text:p text:style-name="P26">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27">Se utilizarán también los manuales de usuario, de administrador y las ayudas instaladas localmente para cada Sistema Operativo y las de las aplicaciones software que utilicemos.</text:p>
      <text:h text:style-name="P80" text:outline-level="2">10. MEDIDAS DE ATENCIÓN A LA DIVERSIDAD</text:h>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h text:style-name="Heading_20_2" text:outline-level="2">11. EVALUACIÓN Y CALIFICACIÓN</text:h>
      <text:h text:style-name="Heading_20_3" text:outline-level="3">11.1. Procedimientos de evaluación</text:h>
      <text:p text:style-name="Text_20_body">Pretende reconducir el proceso de aprendizaje para adaptarse al alumnado utilizando la observación como instrumento esencial.</text:p>
      <text:p text:style-name="Text_20_body"><text:soft-page-break/>El sistema de evaluación empleado tiene como objetivo evaluar los contenidos, procedimientos y actitudes que pretendemos que el alumno tenga, pero además queremos transmitir la idea de la profesionalidad <text:s/>y la autoformación.</text:p>
      <text:list xml:id="list3904311655404290129" text:style-name="WW8Num6">
        <text:list-item>
          <text:p text:style-name="P70">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70">La corrección individualizada, con el alumno, de los ejercicios realizados debe utilizarse para sugerir ideas de mejora y soluciones alternativas. El alumno deberá defender las ventajas o desventajas de su opción.</text:p>
        </text:list-item>
        <text:list-item>
          <text:p text:style-name="P70">La realización de pruebas sobre conceptos y procedimientos en las que el alumno manifestará el grado en que se han alcanzado los objetivos.</text:p>
        </text:list-item>
        <text:list-item>
          <text:p text:style-name="P70">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70">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70">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h text:style-name="Heading_20_3" text:outline-level="3">11.2. Instrumentos de evaluación</text:h>
      <text:p text:style-name="P17">Para llevar a cabo la evaluación se utilizarán indicadores e instrumentos que proporcionen <text:soft-page-break/>datos y observaciones sobre el avance en el aula. </text:p>
      <text:p text:style-name="Text_20_body"><text:span text:style-name="T15">Según recomendaciones de la Consejería de Educación para la FPE, en cada actividad de enseñanza, aprendizaje y evaluación se determinan una serie de </text:span><text:span text:style-name="T16">pautas</text:span><text:span text:style-name="T15"> a observar de lo tres ámbitos de los contenidos y se ponderan las mismas para obtener una calificación de la actividad. Durante el desarrollo de las actividades recoge información de las pautas </text:span><text:span text:style-name="T15">programadas y se tabulan los datos recogidos. Como instrumentos para recoger y tabular </text:span><text:span text:style-name="T15">la información se utilizan:</text:span></text:p>
      <text:p text:style-name="P13"><text:span text:style-name="T13">Para evaluar los </text:span><text:span text:style-name="T14">conceptos</text:span><text:span text:style-name="T13">:</text:span></text:p>
      <text:p text:style-name="P15"/>
      <text:list xml:id="list1845504426" text:continue-list="list1786813159" text:style-name="WW8Num3">
        <text:list-item>
          <text:p text:style-name="P89"><text:span text:style-name="T5">Trabajos específicos sobre los contenidos</text:span><text:span text:style-name="T3">. <text:s/></text:span></text:p>
        </text:list-item>
        <text:list-item>
          <text:p text:style-name="P89"><text:span text:style-name="T5">Controles. </text:span><text:span text:style-name="T10">Cuestionarios</text:span><text:span text:style-name="T5"> </text:span><text:span text:style-name="T10"><text:s/>sobre conceptos en plataforma virtual</text:span></text:p>
        </text:list-item>
        <text:list-item>
          <text:p text:style-name="P89"><text:span text:style-name="T5">Pruebas prácticas </text:span><text:span text:style-name="T10">en las que se intercalarán preguntas sobre los conceptos que </text:span><text:span text:style-name="T10">se están trabajando.</text:span></text:p>
        </text:list-item>
      </text:list>
      <text:p text:style-name="P13"><text:span text:style-name="T13">Para la evaluación de </text:span><text:span text:style-name="T14">procedimientos: </text:span></text:p>
      <text:p text:style-name="P16"/>
      <text:list xml:id="list4129803797921421233" text:style-name="L16">
        <text:list-item>
          <text:p text:style-name="P87"><text:span text:style-name="T5">Lista de control de actividades de tipo práctico</text:span><text:span text:style-name="T3">.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87"><text:span text:style-name="T5">Supuestos prácticos </text:span><text:span text:style-name="T10">en las que el alumno contestará por escrito con los pasos necesarios para resolver una situación ficticia.</text:span></text:p>
        </text:list-item>
        <text:list-item>
          <text:p text:style-name="P87"><text:span text:style-name="T5">Pruebas prácticas </text:span><text:span text:style-name="T10">en las que se demostrará el desempeño de tareas y habilidades.</text:span><text:span text:style-name="T3"> </text:span></text:p>
        </text:list-item>
      </text:list>
      <text:p text:style-name="P10"/>
      <text:p text:style-name="P14"><text:span text:style-name="T3">Para la evaluación de las </text:span><text:span text:style-name="T5">actitudes </text:span><text:span text:style-name="T10">se utilizarán tres registros</text:span><text:span text:style-name="T3">:</text:span></text:p>
      <text:p text:style-name="P10"/>
      <text:list xml:id="list439256611" text:continue-numbering="true" text:style-name="L16">
        <text:list-item>
          <text:p text:style-name="P87"><text:span text:style-name="T6">Registro anecdótico</text:span><text:span text:style-name="T4"> <text:s/>donde se tendrán en cuenta los siguientes indicadores:</text:span></text:p>
        </text:list-item>
      </text:list>
      <text:list xml:id="list4317769026403249429" text:style-name="L17">
        <text:list-item>
          <text:p text:style-name="P90"><text:span text:style-name="T9">Puntualidad</text:span><text:span text:style-name="T4">.</text:span></text:p>
        </text:list-item>
        <text:list-item>
          <text:p text:style-name="P90"><text:span text:style-name="T9">Participación en las sesiones</text:span><text:span text:style-name="T4">.</text:span></text:p>
        </text:list-item>
        <text:list-item>
          <text:p text:style-name="P90"><text:soft-page-break/><text:span text:style-name="T9">Colaboración para el buen funcionamiento de las sesiones</text:span><text:span text:style-name="T4">. </text:span></text:p>
        </text:list-item>
        <text:list-item>
          <text:p text:style-name="P91">Orden, meticulosidad y organización del trabajo.</text:p>
        </text:list-item>
      </text:list>
      <text:p text:style-name="P24">Que se graduarán de acuerdo a la siguiente escala: S (Siempre), CS (Casi Siempre), AV (A Veces), CN (Casi Nunca), N (Nunca).</text:p>
      <text:list xml:id="list3230552808737685474" text:style-name="L18">
        <text:list-item>
          <text:p text:style-name="P69"><text:span text:style-name="T1">Registro de observación</text:span> en el que se reflejará el grado de utilización y la calidad de:</text:p>
        </text:list-item>
        <text:list-item>
          <text:p text:style-name="P75">Cuaderno personal online-wiki</text:p>
        </text:list-item>
        <text:list-item>
          <text:p text:style-name="P75">Participación en red de microbblogging</text:p>
        </text:list-item>
        <text:list-item>
          <text:p text:style-name="P75">Realización de las tareas de secretario.</text:p>
        </text:list-item>
        <text:list-item>
          <text:p text:style-name="P75">Incumplimiento de las normas básicas de convivencia en el aula</text:p>
        </text:list-item>
        <text:list-item>
          <text:p text:style-name="P69"><text:span text:style-name="T1">Registro de aportaciones en tareas de tipo colaborativo.</text:span> en el que se reflejará la cantidad y la calidad en las aportaciones a:</text:p>
        </text:list-item>
        <text:list-item>
          <text:p text:style-name="P75">Base de datos de seguimiento de errores asociado a cada tarea de tipo práctico</text:p>
        </text:list-item>
        <text:list-item>
          <text:p text:style-name="P75">Participación en la edición colaborativa de documentos en tareas sobre conceptos.</text:p>
          <text:p text:style-name="P69"/>
        </text:list-item>
      </text:list>
      <text:p text:style-name="P25"><text:span text:style-name="T11">Para la </text:span><text:span text:style-name="T6">coevaluación </text:span><text:span text:style-name="T11">del proceso de enseñanza y aprendizaje y de la práctica docente:</text:span></text:p>
      <text:list xml:id="list6366134824052707358" text:style-name="L19">
        <text:list-item>
          <text:p text:style-name="P88">Paso de cuestionario a los alumnos sobre el desarrollo de las unidades y de la práctica docente.</text:p>
        </text:list-item>
        <text:list-item>
          <text:p text:style-name="P88">Lista de control para el profesor de reflexión sobre la práctica desarrollada.</text:p>
        </text:list-item>
      </text:list>
      <text:h text:style-name="Heading_20_3" text:outline-level="3">11.3. Criterios de calificación</text:h>
      <text:p text:style-name="Text_20_body">La calificación del alumno sera entre 0 y 10.</text:p>
      <text:p text:style-name="Text_20_body">El curso se divide en dos trimestres. La calificación final será la media de la calificación de cada uno de los trimestres.</text:p>
      <text:p text:style-name="Text_20_body">Al final de cada trimestre se entregará al alumno la calificación final del mismo que se obtendrá de acuerdo a los siguientes criterios:</text:p>
      <text:list xml:id="list8048178550708715859" text:style-name="L20">
        <text:list-item>
          <text:p text:style-name="P71">La calificación se obtendrá de tres elementos</text:p>
        </text:list-item>
      </text:list>
      <text:list xml:id="list8878303317907788988" text:style-name="WW8Num10">
        <text:list-item>
          <text:p text:style-name="P76"><text:soft-page-break/>Valoración sobre indicadores de tipo <text:span text:style-name="T1">actitudinal</text:span> <text:s/>20 %.</text:p>
        </text:list-item>
        <text:list-item>
          <text:p text:style-name="P76"><text:span text:style-name="T1">Controles</text:span> sobre conceptos y <text:span text:style-name="T1">pruebas prácticas</text:span> 35%.</text:p>
        </text:list-item>
        <text:list-item>
          <text:p text:style-name="P76"><text:span text:style-name="T1">Actividades y tareas</text:span> sobre conceptos y de tipo práctico 45%. </text:p>
        </text:list-item>
        <text:list-item>
          <text:p text:style-name="P72">Las actividades sobre conceptos y las prácticas tendrán un peso distinto en función de su relevancia y/o tiempo previsto para su realización. </text:p>
        </text:list-item>
        <text:list-item>
          <text:p text:style-name="P72">Para tener al menos un 5 sobre 10 en el trimestre:</text:p>
        </text:list-item>
        <text:list-item>
          <text:p text:style-name="P76">Se ha de tener aprobado cada una de las partes (actitudinal, pruebas prácticas y controles y tareas sobre conceptos y prácticas a partir de que se obtiene la calificación del trimestre.</text:p>
        </text:list-item>
        <text:list-item>
          <text:p text:style-name="P76">Se han de aprobar todas las pruebas prácticas y todos los controles sobre conceptos.</text:p>
        </text:list-item>
        <text:list-item>
          <text:p text:style-name="P76">Se ha de entregar, al menos, un 85% de las tareas sobre conceptos y prácticas.</text:p>
        </text:list-item>
        <text:list-item>
          <text:p text:style-name="P72">Con carácter general, las actividades tendrán un plazo de entrega/corrección. Las entregas realizadas fuera de plazo, si esta posibilidad está contemplada, se penalizarán un 15% en la nota de la actividad.</text:p>
        </text:list-item>
        <text:list-item>
          <text:p text:style-name="P72">La calificación obtenida en pruebas de recuperación se penalizará en un 15% a la hora de incluirla en el cálculo de la nota, salvo en el caso de que sea un 5 que se mantendrá en un 5.</text:p>
        </text:list-item>
        <text:list-item>
          <text:p text:style-name="P72">Para obtener una calificación final de aprobado se han de aprobar todos los trimestres que componen el curso.</text:p>
        </text:list-item>
        <text:list-item>
          <text:p text:style-name="P78"><text:span text:style-name="T25">La</text:span><text:span text:style-name="T26"> </text:span><text:span text:style-name="T25">calificación</text:span><text:span text:style-name="T26"> </text:span><text:span text:style-name="T25">que</text:span><text:span text:style-name="T26"> </text:span><text:span text:style-name="T25">aparecerá</text:span><text:span text:style-name="T26"> </text:span><text:span text:style-name="T25">en</text:span><text:span text:style-name="T26"> </text:span><text:span text:style-name="T25">cada</text:span><text:span text:style-name="T26"> </text:span><text:span text:style-name="T25">una</text:span><text:span text:style-name="T26"> </text:span><text:span text:style-name="T25">de</text:span><text:span text:style-name="T26"> </text:span><text:span text:style-name="T25">las</text:span><text:span text:style-name="T26"> </text:span><text:span text:style-name="T25">evaluaciones</text:span><text:span text:style-name="T26"> </text:span><text:span text:style-name="T25">será</text:span><text:span text:style-name="T26"> </text:span><text:span text:style-name="T25">la</text:span><text:span text:style-name="T26"> </text:span><text:span text:style-name="T25">resultante</text:span><text:span text:style-name="T26"> </text:span><text:span text:style-name="T25">de</text:span><text:span text:style-name="T26"> </text:span><text:span text:style-name="T25">aplicar</text:span><text:span text:style-name="T26"> </text:span><text:span text:style-name="T25">los</text:span><text:span text:style-name="T26"> </text:span><text:span text:style-name="T25">correspondiente</text:span><text:span text:style-name="T26"> </text:span><text:span text:style-name="T25">porcentajes</text:span><text:span text:style-name="T26"> </text:span><text:span text:style-name="T25">citados</text:span><text:span text:style-name="T26"> </text:span><text:span text:style-name="T25">al</text:span><text:span text:style-name="T26"> </text:span><text:span text:style-name="T25">principio,</text:span><text:span text:style-name="T26"> </text:span><text:span text:style-name="T25">no</text:span><text:span text:style-name="T26"> </text:span><text:span text:style-name="T25">obstante,</text:span><text:span text:style-name="T26"> </text:span><text:span text:style-name="T25">como</text:span><text:span text:style-name="T26"> </text:span><text:span text:style-name="T25">esta</text:span><text:span text:style-name="T26"> </text:span><text:span text:style-name="T25">calificación</text:span><text:span text:style-name="T26"> </text:span><text:span text:style-name="T25">debe</text:span><text:span text:style-name="T26"> </text:span><text:span text:style-name="T25">ser</text:span><text:span text:style-name="T26"> </text:span><text:span text:style-name="T25">un</text:span><text:span text:style-name="T26"> </text:span><text:span text:style-name="T25">número</text:span><text:span text:style-name="T26"> </text:span><text:span text:style-name="T25">entero</text:span><text:span text:style-name="T26"> </text:span><text:span text:style-name="T25">del</text:span><text:span text:style-name="T26"> </text:span><text:span text:style-name="T25">1</text:span><text:span text:style-name="T26"> </text:span><text:span text:style-name="T25">al</text:span><text:span text:style-name="T26"> </text:span><text:span text:style-name="T25">10,</text:span><text:span text:style-name="T26"> </text:span><text:span text:style-name="T25">la</text:span><text:span text:style-name="T26"> </text:span><text:span text:style-name="T25">nota</text:span><text:span text:style-name="T26"> </text:span><text:span text:style-name="T25">obtenida</text:span><text:span text:style-name="T26"> </text:span><text:span text:style-name="T25">será</text:span><text:span text:style-name="T26"> </text:span><text:span text:style-name="T25">redondeada</text:span><text:span text:style-name="T26"> </text:span><text:span text:style-name="T25">al</text:span><text:span text:style-name="T26"> </text:span><text:span text:style-name="T25">entero</text:span><text:span text:style-name="T26"> </text:span><text:span text:style-name="T25">más</text:span><text:span text:style-name="T26"> </text:span><text:span text:style-name="T25">próximo,</text:span><text:span text:style-name="T26"> </text:span><text:span text:style-name="T25">excepto</text:span><text:span text:style-name="T26"> </text:span><text:span text:style-name="T25">si</text:span><text:span text:style-name="T26"> </text:span><text:span text:style-name="T25">se</text:span><text:span text:style-name="T26"> </text:span><text:span text:style-name="T25">encuentra</text:span><text:span text:style-name="T26"> </text:span><text:span text:style-name="T25">entre</text:span><text:span text:style-name="T26"> </text:span><text:span text:style-name="T25">4.50</text:span><text:span text:style-name="T26"> </text:span><text:span text:style-name="T25">y</text:span><text:span text:style-name="T26"> </text:span><text:span text:style-name="T25">4.99</text:span><text:span text:style-name="T26"> </text:span><text:span text:style-name="T25">que</text:span><text:span text:style-name="T26"> </text:span><text:span text:style-name="T25">se</text:span><text:span text:style-name="T26"> </text:span><text:span text:style-name="T25">considerará</text:span><text:span text:style-name="T26"> </text:span><text:span text:style-name="T25">un</text:span><text:span text:style-name="T26"> </text:span><text:span text:style-name="T25">4.</text:span><text:span text:style-name="T24"> </text:span></text:p>
        </text:list-item>
      </text:list>
      <text:h text:style-name="Heading_20_3" text:outline-level="3">11.4. Contenidos mínimos y criterios de recuperación</text:h>
      <text:p text:style-name="Text_20_body">No existirá el concepto de “recuperación” en el sentido de que existan exámenes <text:soft-page-break/>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h text:style-name="Heading_20_3" text:outline-level="3">11.5. Fugas o faltas injustificadas</text:h>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h text:style-name="Heading_20_3" text:outline-level="3">11.6. Contenidos mínimos y criterios de recuperación</text:h>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Text_20_body"><text:soft-page-break/>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h text:style-name="Heading_20_3" text:outline-level="3">11.6. Pérdida de la evaluación continua</text:h>
      <text:p text:style-name="Text_20_body">La inasistencia reiterada a clase de forma que el alumno acumule más de un 15% de faltas sobre el total de horas del módulo supondrá la pérdida automática del derecho de evaluación continua.</text:p>
      <text:h text:style-name="Heading_20_4" text:outline-level="4">11.6.1. Procedimiento de notificación de la pérdida de la evaluación continua</text:h>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h text:style-name="Heading_20_4" text:outline-level="4">11.6.2. Sistemas e instrumentos de evaluación para los alumnos que han perdido el derecho a la evaluación continua</text:h>
      <text:p text:style-name="P11">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12"/>
      <text:list xml:id="list5738753617884193479" text:style-name="L21">
        <text:list-item>
          <text:p text:style-name="P82">Prueba escrita sobre contenidos del módulo. Incluirá preguntas sobre conceptos y supuestos prácticos. Tendrá carácter <text:s/>eliminatorio y el alumno para aprobar debe sacar un mínimo de un 6 sobre 10. </text:p>
        </text:list-item>
        <text:list-item>
          <text:p text:style-name="P83"><text:span text:style-name="T17">Prueba práctica para evaluar contenidos procedimentales, delante del ordenador. El alumno deberá, además de realizar la prueba, contestar a preguntas realizadas </text:span><text:span text:style-name="T17">por el profesor sobre la misma y realizar posibles modificaciones y cambios a </text:span><text:span text:style-name="T17">solicitud del profesor. Para aprobar el alumno debe sacar un mínimo de un 6 sobre 10. </text:span></text:p>
        </text:list-item>
      </text:list>
      <text:h text:style-name="Heading_20_3" text:outline-level="3">11.7. Autoevaluación del profesorado</text:h>
      <text:p text:style-name="Text_20_body"><text:soft-page-break/>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h text:style-name="Heading_20_2" text:outline-level="2">12. ACTIVIDADES COMPLEMENTARIAS Y EXTRAESCOLARES</text:h>
      <text:p text:style-name="Text_20_body">Participación en las jornadas de puertas abiertas de formación profesional organizadas todos los cursos por el IES Zonzamas</text:p>
      <text:p text:style-name="Text_20_body">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CCDIOC+Palatino-Roman" svg:font-family="CCDIOC+Palatino-Roman"/>
    <style:font-face style:name="Lohit Hindi2"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Fallback1" svg:font-family="'Droid Sans Fallback', '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fo:line-height="150%"/>
      <style:text-properties style:font-name="Arial1"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paragraph-properties fo:margin-left="0cm" fo:margin-right="0cm" fo:margin-top="0cm" fo:margin-bottom="0cm" style: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paragraph-properties fo:margin-left="0cm" fo:margin-right="0cm" fo:margin-top="0cm" fo:margin-bottom="0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WW-Predeterminado" style:family="paragraph">
      <style:paragraph-properties fo:margin-top="0cm" fo:margin-bottom="0.353cm" style:contextual-spacing="false" fo:line-height="115%" fo:orphans="0" fo:widows="0" fo:hyphenation-ladder-count="no-limit">
        <style:tab-stops>
          <style:tab-stop style:position="1.251cm"/>
        </style:tab-stops>
      </style:paragraph-properties>
      <style:text-properties style:use-window-font-color="true" style:font-name="Times New Roman" fo:font-size="12pt" fo:language="es" fo:country="ES" style:font-name-asian="Droid Sans Fallback1" style:font-size-asian="12pt" style:language-asian="zh" style:country-asian="CN" style:font-name-complex="Lohit Hindi1"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 fo:font-size="9pt" style:font-size-asian="9pt" style:font-name-complex="StarSymbol1" style:font-size-complex="9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0" style:family="text">
      <style:text-properties style:font-name="Symbol"/>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2z0" style:family="text">
      <style:text-properties style:font-name="Symbol"/>
    </style:style>
    <style:style style:name="WW8Num6z0" style:family="text">
      <style:text-properties style:font-name="Symbol" fo:font-size="9pt" style:font-size-asian="9pt" style:font-name-complex="StarSymbol1" style:font-size-complex="9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Times New Roman" style:font-name-asian="Times New Roman" style:font-name-complex="Times New Roman"/>
    </style:style>
    <style:style style:name="WW8Num18z5"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Times New Roman" style:font-name-asian="Times New Roman" style:font-name-complex="Times New Roman"/>
    </style:style>
    <style:style style:name="WW8Num19z5" style:family="text">
      <style:text-properties style:font-name="Wingdings"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8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8z5"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8z5"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9z5"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9z5"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2.394cm" style:rel-column-width="9227*"/>
    </style:style>
    <style:style style:name="Tabla1.B" style:family="table-column">
      <style:table-column-properties style:column-width="14.607cm" style:rel-column-width="56308*"/>
    </style:style>
    <style:style style:name="Tabla1.A1" style:family="table-cell">
      <style:table-cell-properties fo:padding="0.097cm" fo:border-left="1pt solid #000000" fo:border-right="none" fo:border-top="1pt solid #000000" fo:border-bottom="1pt solid #000000"/>
    </style:style>
    <style:style style:name="Tabla1.B1" style:family="table-cell">
      <style:table-cell-properties fo:padding="0.097cm" fo:border="1pt solid #000000"/>
    </style:style>
    <style:style style:name="MP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0138425"/>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96cm" fo:margin-left="0cm" fo:margin-right="0cm" fo:margin-bottom="0.9cm" style:dynamic-spacing="false"/>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as-char" svg:y="-1.76cm" svg:width="1.974cm" svg:height="1.655cm" draw:z-index="37"><draw:image xlink:href="Pictures/100000000000006F0000005D77C8794E.png" xlink:type="simple" xlink:show="embed" xlink:actuate="onLoad"/></draw:frame></text:p>
            </table:table-cell>
            <table:table-cell table:style-name="Tabla1.B1" office:value-type="string">
              <text:p text:style-name="MP1">IES HARÍA. DEPARTAMENTO DE INFORMÁTICA</text:p>
              <text:p text:style-name="MP2"><text:span text:style-name="MT1">Ciclo formativo:</text:span> Sistemas Microinformáticos y Redes</text:p>
              <text:p text:style-name="MP2"><text:span text:style-name="MT1">Módulo: </text:span><text:span text:style-name="MT2">0227. Servicios en Red</text:span> - SRC</text:p>
              <text:p text:style-name="MP2"><text:span text:style-name="MT1">Curso:</text:span>201<text:span text:style-name="MT3">3</text:span>-1<text:span text:style-name="MT3">4</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1:43:19</meta:creation-date>
    <dc:date>2013-10-24T18:34:49</dc:date>
    <dc:creator>ivan </dc:creator>
    <meta:editing-duration>PT20H42M32S</meta:editing-duration>
    <meta:editing-cycles>72</meta:editing-cycles>
    <meta:generator>LibreOffice/4.0.2.2$Linux_x86 LibreOffice_project/400m0$Build-2</meta:generator>
    <meta:document-statistic meta:table-count="13" meta:image-count="1" meta:object-count="0" meta:page-count="38" meta:paragraph-count="689" meta:word-count="8968" meta:character-count="57190" meta:non-whitespace-character-count="48997"/>
  </office:meta>
</office:document-meta>
</file>